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Usag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  <table:table-cell office:value-type="string" calcext:value-type="string">
            <text:p><text:s/>'Avg HIGHCARD Elapsed'</text:p>
          </table:table-cell>
          <table:table-cell office:value-type="string" calcext:value-type="string">
            <text:p><text:s/>'Avg LOWCARD Elapsed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93726" calcext:value-type="float">
            <text:p>4.93726E-05</text:p>
          </table:table-cell>
          <table:table-cell office:value-type="float" office:value="0.0058024514" calcext:value-type="float">
            <text:p>0.0058024514</text:p>
          </table:table-cell>
          <table:table-cell office:value-type="float" office:value="0.0014111" calcext:value-type="float">
            <text:p>0.0014111</text:p>
          </table:table-cell>
          <table:table-cell office:value-type="float" office:value="0.0014749206" calcext:value-type="float">
            <text:p>0.001474920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93726" calcext:value-type="float">
            <text:p>4.93726E-05</text:p>
          </table:table-cell>
          <table:table-cell office:value-type="float" office:value="0.008476115" calcext:value-type="float">
            <text:p>0.008476115</text:p>
          </table:table-cell>
          <table:table-cell office:value-type="float" office:value="0.0036406282" calcext:value-type="float">
            <text:p>0.0036406282</text:p>
          </table:table-cell>
          <table:table-cell office:value-type="float" office:value="0.0094376452" calcext:value-type="float">
            <text:p>0.009437645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7466" calcext:value-type="float">
            <text:p>0.0001757466</text:p>
          </table:table-cell>
          <table:table-cell office:value-type="float" office:value="0.0063707162" calcext:value-type="float">
            <text:p>0.0063707162</text:p>
          </table:table-cell>
          <table:table-cell office:value-type="float" office:value="0.0046857558" calcext:value-type="float">
            <text:p>0.0046857558</text:p>
          </table:table-cell>
          <table:table-cell office:value-type="float" office:value="0.0052533748" calcext:value-type="float">
            <text:p>0.005253374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7466" calcext:value-type="float">
            <text:p>0.0001757466</text:p>
          </table:table-cell>
          <table:table-cell office:value-type="float" office:value="0.0228164172" calcext:value-type="float">
            <text:p>0.0228164172</text:p>
          </table:table-cell>
          <table:table-cell office:value-type="float" office:value="0.011992277" calcext:value-type="float">
            <text:p>0.011992277</text:p>
          </table:table-cell>
          <table:table-cell office:value-type="float" office:value="0.0205864026" calcext:value-type="float">
            <text:p>0.020586402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88194" calcext:value-type="float">
            <text:p>0.0011288194</text:p>
          </table:table-cell>
          <table:table-cell office:value-type="float" office:value="0.040338469" calcext:value-type="float">
            <text:p>0.040338469</text:p>
          </table:table-cell>
          <table:table-cell office:value-type="float" office:value="0.069276848" calcext:value-type="float">
            <text:p>0.069276848</text:p>
          </table:table-cell>
          <table:table-cell office:value-type="float" office:value="0.0657317094" calcext:value-type="float">
            <text:p>0.065731709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88194" calcext:value-type="float">
            <text:p>0.0011288194</text:p>
          </table:table-cell>
          <table:table-cell office:value-type="float" office:value="0.1686509356" calcext:value-type="float">
            <text:p>0.1686509356</text:p>
          </table:table-cell>
          <table:table-cell office:value-type="float" office:value="0.1792458622" calcext:value-type="float">
            <text:p>0.1792458622</text:p>
          </table:table-cell>
          <table:table-cell office:value-type="float" office:value="0.1518509092" calcext:value-type="float">
            <text:p>0.151850909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1547562" calcext:value-type="float">
            <text:p>0.0091547562</text:p>
          </table:table-cell>
          <table:table-cell office:value-type="float" office:value="0.4581959814" calcext:value-type="float">
            <text:p>0.4581959814</text:p>
          </table:table-cell>
          <table:table-cell office:value-type="float" office:value="0.546503857" calcext:value-type="float">
            <text:p>0.546503857</text:p>
          </table:table-cell>
          <table:table-cell office:value-type="float" office:value="0.9789828234" calcext:value-type="float">
            <text:p>0.978982823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1547562" calcext:value-type="float">
            <text:p>0.0091547562</text:p>
          </table:table-cell>
          <table:table-cell office:value-type="float" office:value="1.274792254" calcext:value-type="float">
            <text:p>1.274792254</text:p>
          </table:table-cell>
          <table:table-cell office:value-type="float" office:value="1.4096418166" calcext:value-type="float">
            <text:p>1.4096418166</text:p>
          </table:table-cell>
          <table:table-cell office:value-type="float" office:value="1.6302542436" calcext:value-type="float">
            <text:p>1.630254243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90990382" calcext:value-type="float">
            <text:p>0.0790990382</text:p>
          </table:table-cell>
          <table:table-cell office:value-type="float" office:value="8.1150478492" calcext:value-type="float">
            <text:p>8.1150478492</text:p>
          </table:table-cell>
          <table:table-cell office:value-type="float" office:value="9.1036609754" calcext:value-type="float">
            <text:p>9.1036609754</text:p>
          </table:table-cell>
          <table:table-cell office:value-type="float" office:value="12.6545184282" calcext:value-type="float">
            <text:p>12.654518428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90990382" calcext:value-type="float">
            <text:p>0.0790990382</text:p>
          </table:table-cell>
          <table:table-cell office:value-type="float" office:value="1.609729104" calcext:value-type="float">
            <text:p>1.609729104</text:p>
          </table:table-cell>
          <table:table-cell office:value-type="float" office:value="16.1752403622" calcext:value-type="float">
            <text:p>16.1752403622</text:p>
          </table:table-cell>
          <table:table-cell office:value-type="float" office:value="15.442879677" calcext:value-type="float">
            <text:p>15.44287967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5753972" calcext:value-type="float">
            <text:p>0.0025753972</text:p>
          </table:table-cell>
          <table:table-cell office:value-type="float" office:value="0.0043950824" calcext:value-type="float">
            <text:p>0.0043950824</text:p>
          </table:table-cell>
          <table:table-cell office:value-type="float" office:value="0.0125497126" calcext:value-type="float">
            <text:p>0.0125497126</text:p>
          </table:table-cell>
          <table:table-cell office:value-type="float" office:value="0.0103467882" calcext:value-type="float">
            <text:p>0.010346788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5753972" calcext:value-type="float">
            <text:p>0.0025753972</text:p>
          </table:table-cell>
          <table:table-cell office:value-type="float" office:value="0.0004066318" calcext:value-type="float">
            <text:p>0.0004066318</text:p>
          </table:table-cell>
          <table:table-cell office:value-type="float" office:value="0.0002379658" calcext:value-type="float">
            <text:p>0.0002379658</text:p>
          </table:table-cell>
          <table:table-cell office:value-type="float" office:value="0.0002397536" calcext:value-type="float">
            <text:p>0.000239753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42468" calcext:value-type="float">
            <text:p>0.0008442468</text:p>
          </table:table-cell>
          <table:table-cell office:value-type="float" office:value="0.0015090104" calcext:value-type="float">
            <text:p>0.0015090104</text:p>
          </table:table-cell>
          <table:table-cell office:value-type="float" office:value="0.0334933682" calcext:value-type="float">
            <text:p>0.0334933682</text:p>
          </table:table-cell>
          <table:table-cell office:value-type="float" office:value="0.050996448" calcext:value-type="float">
            <text:p>0.05099644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42468" calcext:value-type="float">
            <text:p>0.0008442468</text:p>
          </table:table-cell>
          <table:table-cell office:value-type="float" office:value="0.0006118552" calcext:value-type="float">
            <text:p>0.0006118552</text:p>
          </table:table-cell>
          <table:table-cell office:value-type="float" office:value="0.0003242046" calcext:value-type="float">
            <text:p>0.0003242046</text:p>
          </table:table-cell>
          <table:table-cell office:value-type="float" office:value="0.0003777452" calcext:value-type="float">
            <text:p>0.000377745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6406014" calcext:value-type="float">
            <text:p>0.0076406014</text:p>
          </table:table-cell>
          <table:table-cell office:value-type="float" office:value="0.0106364112" calcext:value-type="float">
            <text:p>0.0106364112</text:p>
          </table:table-cell>
          <table:table-cell office:value-type="float" office:value="0.362841932" calcext:value-type="float">
            <text:p>0.362841932</text:p>
          </table:table-cell>
          <table:table-cell office:value-type="float" office:value="0.6359193592" calcext:value-type="float">
            <text:p>0.635919359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6406014" calcext:value-type="float">
            <text:p>0.0076406014</text:p>
          </table:table-cell>
          <table:table-cell office:value-type="float" office:value="0.0003991086" calcext:value-type="float">
            <text:p>0.0003991086</text:p>
          </table:table-cell>
          <table:table-cell office:value-type="float" office:value="0.0002186126" calcext:value-type="float">
            <text:p>0.0002186126</text:p>
          </table:table-cell>
          <table:table-cell office:value-type="float" office:value="0.000202262" calcext:value-type="float">
            <text:p>0.00020226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001542056" calcext:value-type="float">
            <text:p>0.1001542056</text:p>
          </table:table-cell>
          <table:table-cell office:value-type="float" office:value="0.077042493" calcext:value-type="float">
            <text:p>0.077042493</text:p>
          </table:table-cell>
          <table:table-cell office:value-type="float" office:value="3.556110287" calcext:value-type="float">
            <text:p>3.556110287</text:p>
          </table:table-cell>
          <table:table-cell office:value-type="float" office:value="7.7420886064" calcext:value-type="float">
            <text:p>7.742088606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001542056" calcext:value-type="float">
            <text:p>0.1001542056</text:p>
          </table:table-cell>
          <table:table-cell office:value-type="float" office:value="0.000366523" calcext:value-type="float">
            <text:p>0.000366523</text:p>
          </table:table-cell>
          <table:table-cell office:value-type="float" office:value="0.0001502072" calcext:value-type="float">
            <text:p>0.0001502072</text:p>
          </table:table-cell>
          <table:table-cell office:value-type="float" office:value="0.0001384414" calcext:value-type="float">
            <text:p>0.000138441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588461222" calcext:value-type="float">
            <text:p>2.2588461222</text:p>
          </table:table-cell>
          <table:table-cell office:value-type="float" office:value="0.4195560254" calcext:value-type="float">
            <text:p>0.4195560254</text:p>
          </table:table-cell>
          <table:table-cell office:value-type="float" office:value="19.470539481" calcext:value-type="float">
            <text:p>19.470539481</text:p>
          </table:table-cell>
          <table:table-cell office:value-type="float" office:value="72.4630276958" calcext:value-type="float">
            <text:p>72.463027695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588461222" calcext:value-type="float">
            <text:p>2.2588461222</text:p>
          </table:table-cell>
          <table:table-cell office:value-type="float" office:value="0.0012446822" calcext:value-type="float">
            <text:p>0.0012446822</text:p>
          </table:table-cell>
          <table:table-cell office:value-type="float" office:value="0.000230979" calcext:value-type="float">
            <text:p>0.000230979</text:p>
          </table:table-cell>
          <table:table-cell office:value-type="float" office:value="0.000184784" calcext:value-type="float">
            <text:p>0.00018478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214938" calcext:value-type="float">
            <text:p>0.000214938</text:p>
          </table:table-cell>
          <table:table-cell office:value-type="float" office:value="0.0008069948" calcext:value-type="float">
            <text:p>0.0008069948</text:p>
          </table:table-cell>
          <table:table-cell office:value-type="float" office:value="0.0063615094" calcext:value-type="float">
            <text:p>0.0063615094</text:p>
          </table:table-cell>
          <table:table-cell office:value-type="float" office:value="0.005793281" calcext:value-type="float">
            <text:p>0.00579328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214938" calcext:value-type="float">
            <text:p>0.000214938</text:p>
          </table:table-cell>
          <table:table-cell office:value-type="float" office:value="0.000393558" calcext:value-type="float">
            <text:p>0.000393558</text:p>
          </table:table-cell>
          <table:table-cell office:value-type="float" office:value="0.0001958932" calcext:value-type="float">
            <text:p>0.0001958932</text:p>
          </table:table-cell>
          <table:table-cell office:value-type="float" office:value="0.003410694" calcext:value-type="float">
            <text:p>0.00341069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156406" calcext:value-type="float">
            <text:p>0.0032156406</text:p>
          </table:table-cell>
          <table:table-cell office:value-type="float" office:value="0.0030387624" calcext:value-type="float">
            <text:p>0.0030387624</text:p>
          </table:table-cell>
          <table:table-cell office:value-type="float" office:value="0.047678332" calcext:value-type="float">
            <text:p>0.047678332</text:p>
          </table:table-cell>
          <table:table-cell office:value-type="float" office:value="0.0696410678" calcext:value-type="float">
            <text:p>0.069641067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156406" calcext:value-type="float">
            <text:p>0.0032156406</text:p>
          </table:table-cell>
          <table:table-cell office:value-type="float" office:value="0.0002348224" calcext:value-type="float">
            <text:p>0.0002348224</text:p>
          </table:table-cell>
          <table:table-cell office:value-type="float" office:value="0.0001827948" calcext:value-type="float">
            <text:p>0.0001827948</text:p>
          </table:table-cell>
          <table:table-cell office:value-type="float" office:value="0.0002067416" calcext:value-type="float">
            <text:p>0.000206741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333351" calcext:value-type="float">
            <text:p>0.007333351</text:p>
          </table:table-cell>
          <table:table-cell office:value-type="float" office:value="0.0142867064" calcext:value-type="float">
            <text:p>0.0142867064</text:p>
          </table:table-cell>
          <table:table-cell office:value-type="float" office:value="0.3657167246" calcext:value-type="float">
            <text:p>0.3657167246</text:p>
          </table:table-cell>
          <table:table-cell office:value-type="float" office:value="0.6719020558" calcext:value-type="float">
            <text:p>0.671902055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333351" calcext:value-type="float">
            <text:p>0.007333351</text:p>
          </table:table-cell>
          <table:table-cell office:value-type="float" office:value="0.000952478" calcext:value-type="float">
            <text:p>0.000952478</text:p>
          </table:table-cell>
          <table:table-cell office:value-type="float" office:value="0.0001639496" calcext:value-type="float">
            <text:p>0.0001639496</text:p>
          </table:table-cell>
          <table:table-cell office:value-type="float" office:value="0.0001497624" calcext:value-type="float">
            <text:p>0.000149762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961064902" calcext:value-type="float">
            <text:p>0.0961064902</text:p>
          </table:table-cell>
          <table:table-cell office:value-type="float" office:value="0.0725421516" calcext:value-type="float">
            <text:p>0.0725421516</text:p>
          </table:table-cell>
          <table:table-cell office:value-type="float" office:value="3.4552830166" calcext:value-type="float">
            <text:p>3.4552830166</text:p>
          </table:table-cell>
          <table:table-cell office:value-type="float" office:value="8.8293403714" calcext:value-type="float">
            <text:p>8.829340371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961064902" calcext:value-type="float">
            <text:p>0.0961064902</text:p>
          </table:table-cell>
          <table:table-cell office:value-type="float" office:value="0.0007410388" calcext:value-type="float">
            <text:p>0.0007410388</text:p>
          </table:table-cell>
          <table:table-cell office:value-type="float" office:value="0.0001520798" calcext:value-type="float">
            <text:p>0.0001520798</text:p>
          </table:table-cell>
          <table:table-cell office:value-type="float" office:value="0.0001467254" calcext:value-type="float">
            <text:p>0.000146725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5411148944" calcext:value-type="float">
            <text:p>2.5411148944</text:p>
          </table:table-cell>
          <table:table-cell office:value-type="float" office:value="0.3927082748" calcext:value-type="float">
            <text:p>0.3927082748</text:p>
          </table:table-cell>
          <table:table-cell office:value-type="float" office:value="19.4004632832" calcext:value-type="float">
            <text:p>19.4004632832</text:p>
          </table:table-cell>
          <table:table-cell office:value-type="float" office:value="69.4809831884" calcext:value-type="float">
            <text:p>69.480983188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5411148944" calcext:value-type="float">
            <text:p>2.5411148944</text:p>
          </table:table-cell>
          <table:table-cell office:value-type="float" office:value="0.001217367" calcext:value-type="float">
            <text:p>0.001217367</text:p>
          </table:table-cell>
          <table:table-cell office:value-type="float" office:value="0.0001330084" calcext:value-type="float">
            <text:p>0.0001330084</text:p>
          </table:table-cell>
          <table:table-cell office:value-type="float" office:value="0.0000988812" calcext:value-type="float">
            <text:p>9.88812E-0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87410258" calcext:value-type="float">
            <text:p>0.0087410258</text:p>
          </table:table-cell>
          <table:table-cell office:value-type="float" office:value="0.0068346932" calcext:value-type="float">
            <text:p>0.0068346932</text:p>
          </table:table-cell>
          <table:table-cell office:value-type="float" office:value="0.0052408324" calcext:value-type="float">
            <text:p>0.0052408324</text:p>
          </table:table-cell>
          <table:table-cell office:value-type="float" office:value="0.003517354" calcext:value-type="float">
            <text:p>0.00351735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87410258" calcext:value-type="float">
            <text:p>0.0087410258</text:p>
          </table:table-cell>
          <table:table-cell office:value-type="float" office:value="0.0081219646" calcext:value-type="float">
            <text:p>0.0081219646</text:p>
          </table:table-cell>
          <table:table-cell office:value-type="float" office:value="0.0130936766" calcext:value-type="float">
            <text:p>0.0130936766</text:p>
          </table:table-cell>
          <table:table-cell office:value-type="float" office:value="0.031061053" calcext:value-type="float">
            <text:p>0.03106105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129294958" calcext:value-type="float">
            <text:p>0.0129294958</text:p>
          </table:table-cell>
          <table:table-cell office:value-type="float" office:value="0.0121725052" calcext:value-type="float">
            <text:p>0.0121725052</text:p>
          </table:table-cell>
          <table:table-cell office:value-type="float" office:value="0.0120901836" calcext:value-type="float">
            <text:p>0.0120901836</text:p>
          </table:table-cell>
          <table:table-cell office:value-type="float" office:value="0.011092143" calcext:value-type="float">
            <text:p>0.01109214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129294958" calcext:value-type="float">
            <text:p>0.0129294958</text:p>
          </table:table-cell>
          <table:table-cell office:value-type="float" office:value="0.0185994564" calcext:value-type="float">
            <text:p>0.0185994564</text:p>
          </table:table-cell>
          <table:table-cell office:value-type="float" office:value="0.0330772946" calcext:value-type="float">
            <text:p>0.0330772946</text:p>
          </table:table-cell>
          <table:table-cell office:value-type="float" office:value="0.0360356682" calcext:value-type="float">
            <text:p>0.036035668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3077796" calcext:value-type="float">
            <text:p>0.153077796</text:p>
          </table:table-cell>
          <table:table-cell office:value-type="float" office:value="0.0966364806" calcext:value-type="float">
            <text:p>0.0966364806</text:p>
          </table:table-cell>
          <table:table-cell office:value-type="float" office:value="0.1297004228" calcext:value-type="float">
            <text:p>0.1297004228</text:p>
          </table:table-cell>
          <table:table-cell office:value-type="float" office:value="0.1405980986" calcext:value-type="float">
            <text:p>0.140598098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3077796" calcext:value-type="float">
            <text:p>0.153077796</text:p>
          </table:table-cell>
          <table:table-cell office:value-type="float" office:value="0.149102372" calcext:value-type="float">
            <text:p>0.149102372</text:p>
          </table:table-cell>
          <table:table-cell office:value-type="float" office:value="0.2655121336" calcext:value-type="float">
            <text:p>0.2655121336</text:p>
          </table:table-cell>
          <table:table-cell office:value-type="float" office:value="0.3248930902" calcext:value-type="float">
            <text:p>0.32489309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7073906" calcext:value-type="float">
            <text:p>1.0147073906</text:p>
          </table:table-cell>
          <table:table-cell office:value-type="float" office:value="1.0089702712" calcext:value-type="float">
            <text:p>1.0089702712</text:p>
          </table:table-cell>
          <table:table-cell office:value-type="float" office:value="1.6481601358" calcext:value-type="float">
            <text:p>1.6481601358</text:p>
          </table:table-cell>
          <table:table-cell office:value-type="float" office:value="2.5265092088" calcext:value-type="float">
            <text:p>2.526509208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7073906" calcext:value-type="float">
            <text:p>1.0147073906</text:p>
          </table:table-cell>
          <table:table-cell office:value-type="float" office:value="1.6221174672" calcext:value-type="float">
            <text:p>1.6221174672</text:p>
          </table:table-cell>
          <table:table-cell office:value-type="float" office:value="4.6371546706" calcext:value-type="float">
            <text:p>4.6371546706</text:p>
          </table:table-cell>
          <table:table-cell office:value-type="float" office:value="5.4058797634" calcext:value-type="float">
            <text:p>5.405879763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5571888504" calcext:value-type="float">
            <text:p>13.5571888504</text:p>
          </table:table-cell>
          <table:table-cell office:value-type="float" office:value="21.221908905" calcext:value-type="float">
            <text:p>21.221908905</text:p>
          </table:table-cell>
          <table:table-cell office:value-type="float" office:value="29.4139515328" calcext:value-type="float">
            <text:p>29.4139515328</text:p>
          </table:table-cell>
          <table:table-cell office:value-type="float" office:value="34.8751562004" calcext:value-type="float">
            <text:p>34.875156200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5571888504" calcext:value-type="float">
            <text:p>13.5571888504</text:p>
          </table:table-cell>
          <table:table-cell office:value-type="float" office:value="2.762810496" calcext:value-type="float">
            <text:p>2.762810496</text:p>
          </table:table-cell>
          <table:table-cell office:value-type="float" office:value="39.080022347" calcext:value-type="float">
            <text:p>39.080022347</text:p>
          </table:table-cell>
          <table:table-cell office:value-type="float" office:value="45.333283039" calcext:value-type="float">
            <text:p>45.333283039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8963176" calcext:value-type="float">
            <text:p>0.0008963176</text:p>
          </table:table-cell>
          <table:table-cell office:value-type="float" office:value="0.0045598972" calcext:value-type="float">
            <text:p>0.0045598972</text:p>
          </table:table-cell>
          <table:table-cell office:value-type="float" office:value="0.0073187958" calcext:value-type="float">
            <text:p>0.0073187958</text:p>
          </table:table-cell>
          <table:table-cell office:value-type="float" office:value="0.0094756148" calcext:value-type="float">
            <text:p>0.009475614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8963176" calcext:value-type="float">
            <text:p>0.0008963176</text:p>
          </table:table-cell>
          <table:table-cell office:value-type="float" office:value="0.0008374956" calcext:value-type="float">
            <text:p>0.0008374956</text:p>
          </table:table-cell>
          <table:table-cell office:value-type="float" office:value="0.0004337488" calcext:value-type="float">
            <text:p>0.0004337488</text:p>
          </table:table-cell>
          <table:table-cell office:value-type="float" office:value="0.0004106542" calcext:value-type="float">
            <text:p>0.000410654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938456" calcext:value-type="float">
            <text:p>0.0031938456</text:p>
          </table:table-cell>
          <table:table-cell office:value-type="float" office:value="0.0138151266" calcext:value-type="float">
            <text:p>0.0138151266</text:p>
          </table:table-cell>
          <table:table-cell office:value-type="float" office:value="0.0129786048" calcext:value-type="float">
            <text:p>0.0129786048</text:p>
          </table:table-cell>
          <table:table-cell office:value-type="float" office:value="0.0329615278" calcext:value-type="float">
            <text:p>0.032961527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938456" calcext:value-type="float">
            <text:p>0.0031938456</text:p>
          </table:table-cell>
          <table:table-cell office:value-type="float" office:value="0.0035493302" calcext:value-type="float">
            <text:p>0.0035493302</text:p>
          </table:table-cell>
          <table:table-cell office:value-type="float" office:value="0.003507004" calcext:value-type="float">
            <text:p>0.003507004</text:p>
          </table:table-cell>
          <table:table-cell office:value-type="float" office:value="0.0035718194" calcext:value-type="float">
            <text:p>0.003571819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59273666" calcext:value-type="float">
            <text:p>0.0159273666</text:p>
          </table:table-cell>
          <table:table-cell office:value-type="float" office:value="0.0321952548" calcext:value-type="float">
            <text:p>0.0321952548</text:p>
          </table:table-cell>
          <table:table-cell office:value-type="float" office:value="0.0833519568" calcext:value-type="float">
            <text:p>0.0833519568</text:p>
          </table:table-cell>
          <table:table-cell office:value-type="float" office:value="0.3385795904" calcext:value-type="float">
            <text:p>0.338579590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59273666" calcext:value-type="float">
            <text:p>0.0159273666</text:p>
          </table:table-cell>
          <table:table-cell office:value-type="float" office:value="0.0047094224" calcext:value-type="float">
            <text:p>0.0047094224</text:p>
          </table:table-cell>
          <table:table-cell office:value-type="float" office:value="0.004013356" calcext:value-type="float">
            <text:p>0.004013356</text:p>
          </table:table-cell>
          <table:table-cell office:value-type="float" office:value="0.0281009642" calcext:value-type="float">
            <text:p>0.028100964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60449986" calcext:value-type="float">
            <text:p>0.160449986</text:p>
          </table:table-cell>
          <table:table-cell office:value-type="float" office:value="0.2417990852" calcext:value-type="float">
            <text:p>0.2417990852</text:p>
          </table:table-cell>
          <table:table-cell office:value-type="float" office:value="1.0841335646" calcext:value-type="float">
            <text:p>1.0841335646</text:p>
          </table:table-cell>
          <table:table-cell office:value-type="float" office:value="5.3927094478" calcext:value-type="float">
            <text:p>5.392709447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60449986" calcext:value-type="float">
            <text:p>0.160449986</text:p>
          </table:table-cell>
          <table:table-cell office:value-type="float" office:value="0.0380718008" calcext:value-type="float">
            <text:p>0.0380718008</text:p>
          </table:table-cell>
          <table:table-cell office:value-type="float" office:value="0.0250677108" calcext:value-type="float">
            <text:p>0.0250677108</text:p>
          </table:table-cell>
          <table:table-cell office:value-type="float" office:value="0.0251698718" calcext:value-type="float">
            <text:p>0.025169871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5191752136" calcext:value-type="float">
            <text:p>8.5191752136</text:p>
          </table:table-cell>
          <table:table-cell office:value-type="float" office:value="5.4249863202" calcext:value-type="float">
            <text:p>5.4249863202</text:p>
          </table:table-cell>
          <table:table-cell office:value-type="float" office:value="7.15075713" calcext:value-type="float">
            <text:p>7.15075713</text:p>
          </table:table-cell>
          <table:table-cell office:value-type="float" office:value="61.1472892054" calcext:value-type="float">
            <text:p>61.147289205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5191752136" calcext:value-type="float">
            <text:p>8.5191752136</text:p>
          </table:table-cell>
          <table:table-cell office:value-type="float" office:value="0.523233677" calcext:value-type="float">
            <text:p>0.523233677</text:p>
          </table:table-cell>
          <table:table-cell office:value-type="float" office:value="0.4334836842" calcext:value-type="float">
            <text:p>0.4334836842</text:p>
          </table:table-cell>
          <table:table-cell office:value-type="float" office:value="0.3501745584" calcext:value-type="float">
            <text:p>0.350174558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54094908" calcext:value-type="float">
            <text:p>0.0054094908</text:p>
          </table:table-cell>
          <table:table-cell office:value-type="float" office:value="0.037453282" calcext:value-type="float">
            <text:p>0.037453282</text:p>
          </table:table-cell>
          <table:table-cell office:value-type="float" office:value="0.0624745252" calcext:value-type="float">
            <text:p>0.0624745252</text:p>
          </table:table-cell>
          <table:table-cell office:value-type="float" office:value="0.040656491" calcext:value-type="float">
            <text:p>0.04065649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54094908" calcext:value-type="float">
            <text:p>0.0054094908</text:p>
          </table:table-cell>
          <table:table-cell office:value-type="float" office:value="0.0022421234" calcext:value-type="float">
            <text:p>0.0022421234</text:p>
          </table:table-cell>
          <table:table-cell office:value-type="float" office:value="0.000630835" calcext:value-type="float">
            <text:p>0.000630835</text:p>
          </table:table-cell>
          <table:table-cell office:value-type="float" office:value="0.0006618744" calcext:value-type="float">
            <text:p>0.000661874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97292" calcext:value-type="float">
            <text:p>0.003797292</text:p>
          </table:table-cell>
          <table:table-cell office:value-type="float" office:value="0.0123326774" calcext:value-type="float">
            <text:p>0.0123326774</text:p>
          </table:table-cell>
          <table:table-cell office:value-type="float" office:value="0.064256719" calcext:value-type="float">
            <text:p>0.064256719</text:p>
          </table:table-cell>
          <table:table-cell office:value-type="float" office:value="0.0644705856" calcext:value-type="float">
            <text:p>0.064470585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97292" calcext:value-type="float">
            <text:p>0.003797292</text:p>
          </table:table-cell>
          <table:table-cell office:value-type="float" office:value="0.0022151764" calcext:value-type="float">
            <text:p>0.0022151764</text:p>
          </table:table-cell>
          <table:table-cell office:value-type="float" office:value="0.0010827738" calcext:value-type="float">
            <text:p>0.0010827738</text:p>
          </table:table-cell>
          <table:table-cell office:value-type="float" office:value="0.0010952738" calcext:value-type="float">
            <text:p>0.00109527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22859974" calcext:value-type="float">
            <text:p>0.0322859974</text:p>
          </table:table-cell>
          <table:table-cell office:value-type="float" office:value="0.1246176062" calcext:value-type="float">
            <text:p>0.1246176062</text:p>
          </table:table-cell>
          <table:table-cell office:value-type="float" office:value="0.3757285886" calcext:value-type="float">
            <text:p>0.3757285886</text:p>
          </table:table-cell>
          <table:table-cell office:value-type="float" office:value="0.6015666398" calcext:value-type="float">
            <text:p>0.601566639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22859974" calcext:value-type="float">
            <text:p>0.0322859974</text:p>
          </table:table-cell>
          <table:table-cell office:value-type="float" office:value="0.0020953098" calcext:value-type="float">
            <text:p>0.0020953098</text:p>
          </table:table-cell>
          <table:table-cell office:value-type="float" office:value="0.0012880818" calcext:value-type="float">
            <text:p>0.0012880818</text:p>
          </table:table-cell>
          <table:table-cell office:value-type="float" office:value="0.001343715" calcext:value-type="float">
            <text:p>0.00134371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56456692" calcext:value-type="float">
            <text:p>0.3056456692</text:p>
          </table:table-cell>
          <table:table-cell office:value-type="float" office:value="1.596311342" calcext:value-type="float">
            <text:p>1.596311342</text:p>
          </table:table-cell>
          <table:table-cell office:value-type="float" office:value="5.9266987262" calcext:value-type="float">
            <text:p>5.9266987262</text:p>
          </table:table-cell>
          <table:table-cell office:value-type="float" office:value="5.6930811964" calcext:value-type="float">
            <text:p>5.693081196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56456692" calcext:value-type="float">
            <text:p>0.3056456692</text:p>
          </table:table-cell>
          <table:table-cell office:value-type="float" office:value="0.0022187356" calcext:value-type="float">
            <text:p>0.0022187356</text:p>
          </table:table-cell>
          <table:table-cell office:value-type="float" office:value="0.0007136316" calcext:value-type="float">
            <text:p>0.0007136316</text:p>
          </table:table-cell>
          <table:table-cell office:value-type="float" office:value="0.0006517238" calcext:value-type="float">
            <text:p>0.00065172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75712551" calcext:value-type="float">
            <text:p>2.475712551</text:p>
          </table:table-cell>
          <table:table-cell office:value-type="float" office:value="30.0421809262" calcext:value-type="float">
            <text:p>30.0421809262</text:p>
          </table:table-cell>
          <table:table-cell office:value-type="float" office:value="56.9616120894" calcext:value-type="float">
            <text:p>56.9616120894</text:p>
          </table:table-cell>
          <table:table-cell office:value-type="float" office:value="59.9659004942" calcext:value-type="float">
            <text:p>59.965900494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75712551" calcext:value-type="float">
            <text:p>2.475712551</text:p>
          </table:table-cell>
          <table:table-cell office:value-type="float" office:value="0.0042834236" calcext:value-type="float">
            <text:p>0.0042834236</text:p>
          </table:table-cell>
          <table:table-cell office:value-type="float" office:value="0.0009877856" calcext:value-type="float">
            <text:p>0.0009877856</text:p>
          </table:table-cell>
          <table:table-cell office:value-type="float" office:value="0.0009363766" calcext:value-type="float">
            <text:p>0.000936376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42508" calcext:value-type="float">
            <text:p>2.42508E-05</text:p>
          </table:table-cell>
          <table:table-cell office:value-type="float" office:value="0.0053169806" calcext:value-type="float">
            <text:p>0.0053169806</text:p>
          </table:table-cell>
          <table:table-cell office:value-type="float" office:value="0.0016132488" calcext:value-type="float">
            <text:p>0.0016132488</text:p>
          </table:table-cell>
          <table:table-cell office:value-type="float" office:value="0.000695709" calcext:value-type="float">
            <text:p>0.000695709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42508" calcext:value-type="float">
            <text:p>2.42508E-05</text:p>
          </table:table-cell>
          <table:table-cell office:value-type="float" office:value="0.006357346" calcext:value-type="float">
            <text:p>0.006357346</text:p>
          </table:table-cell>
          <table:table-cell office:value-type="float" office:value="0.0063775576" calcext:value-type="float">
            <text:p>0.0063775576</text:p>
          </table:table-cell>
          <table:table-cell office:value-type="float" office:value="0.0063272924" calcext:value-type="float">
            <text:p>0.006327292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0908" calcext:value-type="float">
            <text:p>0.0001810908</text:p>
          </table:table-cell>
          <table:table-cell office:value-type="float" office:value="0.007794107" calcext:value-type="float">
            <text:p>0.007794107</text:p>
          </table:table-cell>
          <table:table-cell office:value-type="float" office:value="0.0082395668" calcext:value-type="float">
            <text:p>0.0082395668</text:p>
          </table:table-cell>
          <table:table-cell office:value-type="float" office:value="0.0090394002" calcext:value-type="float">
            <text:p>0.009039400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0908" calcext:value-type="float">
            <text:p>0.0001810908</text:p>
          </table:table-cell>
          <table:table-cell office:value-type="float" office:value="0.0246245562" calcext:value-type="float">
            <text:p>0.0246245562</text:p>
          </table:table-cell>
          <table:table-cell office:value-type="float" office:value="0.0205015638" calcext:value-type="float">
            <text:p>0.0205015638</text:p>
          </table:table-cell>
          <table:table-cell office:value-type="float" office:value="0.0198811354" calcext:value-type="float">
            <text:p>0.019881135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40109" calcext:value-type="float">
            <text:p>0.003940109</text:p>
          </table:table-cell>
          <table:table-cell office:value-type="float" office:value="0.1324978286" calcext:value-type="float">
            <text:p>0.1324978286</text:p>
          </table:table-cell>
          <table:table-cell office:value-type="float" office:value="0.101419617" calcext:value-type="float">
            <text:p>0.101419617</text:p>
          </table:table-cell>
          <table:table-cell office:value-type="float" office:value="0.1041444376" calcext:value-type="float">
            <text:p>0.104144437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40109" calcext:value-type="float">
            <text:p>0.003940109</text:p>
          </table:table-cell>
          <table:table-cell office:value-type="float" office:value="0.1728297896" calcext:value-type="float">
            <text:p>0.1728297896</text:p>
          </table:table-cell>
          <table:table-cell office:value-type="float" office:value="0.1510710734" calcext:value-type="float">
            <text:p>0.1510710734</text:p>
          </table:table-cell>
          <table:table-cell office:value-type="float" office:value="0.1498290424" calcext:value-type="float">
            <text:p>0.149829042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2639394" calcext:value-type="float">
            <text:p>0.0072639394</text:p>
          </table:table-cell>
          <table:table-cell office:value-type="float" office:value="0.6619382632" calcext:value-type="float">
            <text:p>0.6619382632</text:p>
          </table:table-cell>
          <table:table-cell office:value-type="float" office:value="0.7526505978" calcext:value-type="float">
            <text:p>0.7526505978</text:p>
          </table:table-cell>
          <table:table-cell office:value-type="float" office:value="1.1172161674" calcext:value-type="float">
            <text:p>1.117216167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2639394" calcext:value-type="float">
            <text:p>0.0072639394</text:p>
          </table:table-cell>
          <table:table-cell office:value-type="float" office:value="1.6107395338" calcext:value-type="float">
            <text:p>1.6107395338</text:p>
          </table:table-cell>
          <table:table-cell office:value-type="float" office:value="1.5110972628" calcext:value-type="float">
            <text:p>1.5110972628</text:p>
          </table:table-cell>
          <table:table-cell office:value-type="float" office:value="1.7530987578" calcext:value-type="float">
            <text:p>1.7530987578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28766348" calcext:value-type="float">
            <text:p>0.0828766348</text:p>
          </table:table-cell>
          <table:table-cell office:value-type="float" office:value="11.0642550704" calcext:value-type="float">
            <text:p>11.0642550704</text:p>
          </table:table-cell>
          <table:table-cell office:value-type="float" office:value="11.5068991146" calcext:value-type="float">
            <text:p>11.5068991146</text:p>
          </table:table-cell>
          <table:table-cell office:value-type="float" office:value="15.4634133482" calcext:value-type="float">
            <text:p>15.463413348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28766348" calcext:value-type="float">
            <text:p>0.0828766348</text:p>
          </table:table-cell>
          <table:table-cell office:value-type="float" office:value="15.2580564004" calcext:value-type="float">
            <text:p>15.2580564004</text:p>
          </table:table-cell>
          <table:table-cell office:value-type="float" office:value="19.6797270356" calcext:value-type="float">
            <text:p>19.6797270356</text:p>
          </table:table-cell>
          <table:table-cell office:value-type="float" office:value="19.6478247234" calcext:value-type="float">
            <text:p>19.647824723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2291342266" calcext:value-type="float">
            <text:p>0.2291342266</text:p>
          </table:table-cell>
          <table:table-cell office:value-type="float" office:value="0.6144398922" calcext:value-type="float">
            <text:p>0.6144398922</text:p>
          </table:table-cell>
          <table:table-cell office:value-type="float" office:value="0.231384488" calcext:value-type="float">
            <text:p>0.231384488</text:p>
          </table:table-cell>
          <table:table-cell office:value-type="float" office:value="0.2282577736" calcext:value-type="float">
            <text:p>0.2282577736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2291342266" calcext:value-type="float">
            <text:p>0.2291342266</text:p>
          </table:table-cell>
          <table:table-cell office:value-type="float" office:value="0.563249485" calcext:value-type="float">
            <text:p>0.563249485</text:p>
          </table:table-cell>
          <table:table-cell office:value-type="float" office:value="0.4969418724" calcext:value-type="float">
            <text:p>0.4969418724</text:p>
          </table:table-cell>
          <table:table-cell office:value-type="float" office:value="0.2519365496" calcext:value-type="float">
            <text:p>0.2519365496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8008197406" calcext:value-type="float">
            <text:p>1.8008197406</text:p>
          </table:table-cell>
          <table:table-cell office:value-type="float" office:value="0.5508513838" calcext:value-type="float">
            <text:p>0.5508513838</text:p>
          </table:table-cell>
          <table:table-cell office:value-type="float" office:value="0.2304766452" calcext:value-type="float">
            <text:p>0.2304766452</text:p>
          </table:table-cell>
          <table:table-cell office:value-type="float" office:value="0.2350347544" calcext:value-type="float">
            <text:p>0.235034754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8008197406" calcext:value-type="float">
            <text:p>1.8008197406</text:p>
          </table:table-cell>
          <table:table-cell office:value-type="float" office:value="0.589786826" calcext:value-type="float">
            <text:p>0.589786826</text:p>
          </table:table-cell>
          <table:table-cell office:value-type="float" office:value="0.249945337" calcext:value-type="float">
            <text:p>0.249945337</text:p>
          </table:table-cell>
          <table:table-cell office:value-type="float" office:value="0.230290529" calcext:value-type="float">
            <text:p>0.230290529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4.5276085834" calcext:value-type="float">
            <text:p>44.5276085834</text:p>
          </table:table-cell>
          <table:table-cell office:value-type="float" office:value="0.7313544458" calcext:value-type="float">
            <text:p>0.7313544458</text:p>
          </table:table-cell>
          <table:table-cell office:value-type="float" office:value="0.4892473938" calcext:value-type="float">
            <text:p>0.4892473938</text:p>
          </table:table-cell>
          <table:table-cell office:value-type="float" office:value="0.5564963044" calcext:value-type="float">
            <text:p>0.556496304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4.5276085834" calcext:value-type="float">
            <text:p>44.5276085834</text:p>
          </table:table-cell>
          <table:table-cell office:value-type="float" office:value="0.7028060122" calcext:value-type="float">
            <text:p>0.7028060122</text:p>
          </table:table-cell>
          <table:table-cell office:value-type="float" office:value="0.5394323068" calcext:value-type="float">
            <text:p>0.5394323068</text:p>
          </table:table-cell>
          <table:table-cell office:value-type="float" office:value="0.4907767064" calcext:value-type="float">
            <text:p>0.490776706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92.1948306198" calcext:value-type="float">
            <text:p>1992.1948306198</text:p>
          </table:table-cell>
          <table:table-cell office:value-type="float" office:value="2.1466312276" calcext:value-type="float">
            <text:p>2.1466312276</text:p>
          </table:table-cell>
          <table:table-cell office:value-type="float" office:value="4.0543085004" calcext:value-type="float">
            <text:p>4.0543085004</text:p>
          </table:table-cell>
          <table:table-cell office:value-type="float" office:value="6.2043944678" calcext:value-type="float">
            <text:p>6.2043944678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92.1948306198" calcext:value-type="float">
            <text:p>1992.1948306198</text:p>
          </table:table-cell>
          <table:table-cell office:value-type="float" office:value="2.0102721964" calcext:value-type="float">
            <text:p>2.0102721964</text:p>
          </table:table-cell>
          <table:table-cell office:value-type="float" office:value="3.600492059" calcext:value-type="float">
            <text:p>3.600492059</text:p>
          </table:table-cell>
          <table:table-cell office:value-type="float" office:value="4.6079110588" calcext:value-type="float">
            <text:p>4.6079110588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513983226" calcext:value-type="float">
            <text:p>0.0513983226</text:p>
          </table:table-cell>
          <table:table-cell office:value-type="float" office:value="0.5401644966" calcext:value-type="float">
            <text:p>0.5401644966</text:p>
          </table:table-cell>
          <table:table-cell office:value-type="float" office:value="0.2201857046" calcext:value-type="float">
            <text:p>0.2201857046</text:p>
          </table:table-cell>
          <table:table-cell office:value-type="float" office:value="0.2247018666" calcext:value-type="float">
            <text:p>0.2247018666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513983226" calcext:value-type="float">
            <text:p>0.0513983226</text:p>
          </table:table-cell>
          <table:table-cell office:value-type="float" office:value="0.5621495102" calcext:value-type="float">
            <text:p>0.5621495102</text:p>
          </table:table-cell>
          <table:table-cell office:value-type="float" office:value="0.2832767464" calcext:value-type="float">
            <text:p>0.2832767464</text:p>
          </table:table-cell>
          <table:table-cell office:value-type="float" office:value="0.3002112028" calcext:value-type="float">
            <text:p>0.3002112028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4761053784" calcext:value-type="float">
            <text:p>0.4761053784</text:p>
          </table:table-cell>
          <table:table-cell office:value-type="float" office:value="0.5415223524" calcext:value-type="float">
            <text:p>0.5415223524</text:p>
          </table:table-cell>
          <table:table-cell office:value-type="float" office:value="0.2203919022" calcext:value-type="float">
            <text:p>0.2203919022</text:p>
          </table:table-cell>
          <table:table-cell office:value-type="float" office:value="0.2310887008" calcext:value-type="float">
            <text:p>0.2310887008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4761053784" calcext:value-type="float">
            <text:p>0.4761053784</text:p>
          </table:table-cell>
          <table:table-cell office:value-type="float" office:value="0.5490870928" calcext:value-type="float">
            <text:p>0.5490870928</text:p>
          </table:table-cell>
          <table:table-cell office:value-type="float" office:value="0.2289260874" calcext:value-type="float">
            <text:p>0.2289260874</text:p>
          </table:table-cell>
          <table:table-cell office:value-type="float" office:value="0.2447663842" calcext:value-type="float">
            <text:p>0.2447663842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9.8646566046" calcext:value-type="float">
            <text:p>29.8646566046</text:p>
          </table:table-cell>
          <table:table-cell office:value-type="float" office:value="0.9190993506" calcext:value-type="float">
            <text:p>0.9190993506</text:p>
          </table:table-cell>
          <table:table-cell office:value-type="float" office:value="0.4510589568" calcext:value-type="float">
            <text:p>0.4510589568</text:p>
          </table:table-cell>
          <table:table-cell office:value-type="float" office:value="0.5058032078" calcext:value-type="float">
            <text:p>0.5058032078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9.8646566046" calcext:value-type="float">
            <text:p>29.8646566046</text:p>
          </table:table-cell>
          <table:table-cell office:value-type="float" office:value="1.0151952654" calcext:value-type="float">
            <text:p>1.0151952654</text:p>
          </table:table-cell>
          <table:table-cell office:value-type="float" office:value="0.8764404644" calcext:value-type="float">
            <text:p>0.8764404644</text:p>
          </table:table-cell>
          <table:table-cell office:value-type="float" office:value="0.583316399" calcext:value-type="float">
            <text:p>0.583316399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9.493619161" calcext:value-type="float">
            <text:p>839.493619161</text:p>
          </table:table-cell>
          <table:table-cell office:value-type="float" office:value="5.7245459914" calcext:value-type="float">
            <text:p>5.7245459914</text:p>
          </table:table-cell>
          <table:table-cell office:value-type="float" office:value="3.2420965668" calcext:value-type="float">
            <text:p>3.2420965668</text:p>
          </table:table-cell>
          <table:table-cell office:value-type="float" office:value="3.98349029" calcext:value-type="float">
            <text:p>3.98349029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9.493619161" calcext:value-type="float">
            <text:p>839.493619161</text:p>
          </table:table-cell>
          <table:table-cell office:value-type="float" office:value="6.2840504938" calcext:value-type="float">
            <text:p>6.2840504938</text:p>
          </table:table-cell>
          <table:table-cell office:value-type="float" office:value="4.4545087586" calcext:value-type="float">
            <text:p>4.4545087586</text:p>
          </table:table-cell>
          <table:table-cell office:value-type="float" office:value="4.4711799488" calcext:value-type="float">
            <text:p>4.4711799488</text:p>
          </table:table-cell>
        </table:table-row>
      </table:table>
      <table:table table:name="Loa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Load.A1:Load.A1 Load.B1:Load.F1 Load.A2:Load.A2 Load.B2:Load.F2 Load.A3:Load.A3 Load.B3:Load.F3 Load.A4:Load.A4 Load.B4:Load.F4 Load.A5:Load.A5 Load.B5:Load.F5 Load.A6:Load.A6 Load.B6:Load.F6 Load.A7:Load.A7 Load.B7:Load.F7 Load.A8:Load.A8 Load.B8:Load.F8 Load.A9:Load.A9 Load.B9:Load.F9 Load.A10:Load.A10 Load.B10:Load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$2]" office:value-type="float" office:value="0.0000493726" calcext:value-type="float">
            <text:p>4.93726E-05</text:p>
          </table:table-cell>
          <table:table-cell table:formula="of:=[$Summary.$E$4]" office:value-type="float" office:value="0.0001757466" calcext:value-type="float">
            <text:p>0.0001757466</text:p>
          </table:table-cell>
          <table:table-cell table:formula="of:=[$Summary.$E$6]" office:value-type="float" office:value="0.0011288194" calcext:value-type="float">
            <text:p>0.0011288194</text:p>
          </table:table-cell>
          <table:table-cell table:formula="of:=[$Summary.$E$8]" office:value-type="float" office:value="0.0091547562" calcext:value-type="float">
            <text:p>0.0091547562</text:p>
          </table:table-cell>
          <table:table-cell table:formula="of:=[$Summary.$E$10]" office:value-type="float" office:value="0.0790990382" calcext:value-type="float">
            <text:p>0.0790990382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$12]" office:value-type="float" office:value="0.0025753972" calcext:value-type="float">
            <text:p>0.0025753972</text:p>
          </table:table-cell>
          <table:table-cell table:formula="of:=[$Summary.$E$14]" office:value-type="float" office:value="0.0008442468" calcext:value-type="float">
            <text:p>0.0008442468</text:p>
          </table:table-cell>
          <table:table-cell table:formula="of:=[$Summary.$E$16]" office:value-type="float" office:value="0.0076406014" calcext:value-type="float">
            <text:p>0.0076406014</text:p>
          </table:table-cell>
          <table:table-cell table:formula="of:=[$Summary.$E$18]" office:value-type="float" office:value="0.1001542056" calcext:value-type="float">
            <text:p>0.1001542056</text:p>
          </table:table-cell>
          <table:table-cell table:formula="of:=[$Summary.$E$20]" office:value-type="float" office:value="2.2588461222" calcext:value-type="float">
            <text:p>2.2588461222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$22]" office:value-type="float" office:value="0.000214938" calcext:value-type="float">
            <text:p>0.000214938</text:p>
          </table:table-cell>
          <table:table-cell table:formula="of:=[$Summary.$E$24]" office:value-type="float" office:value="0.0032156406" calcext:value-type="float">
            <text:p>0.0032156406</text:p>
          </table:table-cell>
          <table:table-cell table:formula="of:=[$Summary.$E$26]" office:value-type="float" office:value="0.007333351" calcext:value-type="float">
            <text:p>0.007333351</text:p>
          </table:table-cell>
          <table:table-cell table:formula="of:=[$Summary.$E$28]" office:value-type="float" office:value="0.0961064902" calcext:value-type="float">
            <text:p>0.0961064902</text:p>
          </table:table-cell>
          <table:table-cell table:formula="of:=[$Summary.$E$30]" office:value-type="float" office:value="2.5411148944" calcext:value-type="float">
            <text:p>2.5411148944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$32]" office:value-type="float" office:value="0.0087410258" calcext:value-type="float">
            <text:p>0.0087410258</text:p>
          </table:table-cell>
          <table:table-cell table:formula="of:=[$Summary.$E$34]" office:value-type="float" office:value="0.0129294958" calcext:value-type="float">
            <text:p>0.0129294958</text:p>
          </table:table-cell>
          <table:table-cell table:formula="of:=[$Summary.$E$36]" office:value-type="float" office:value="0.153077796" calcext:value-type="float">
            <text:p>0.153077796</text:p>
          </table:table-cell>
          <table:table-cell table:formula="of:=[$Summary.$E$38]" office:value-type="float" office:value="1.0147073906" calcext:value-type="float">
            <text:p>1.0147073906</text:p>
          </table:table-cell>
          <table:table-cell table:formula="of:=[$Summary.$E$40]" office:value-type="float" office:value="13.5571888504" calcext:value-type="float">
            <text:p>13.5571888504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$42]" office:value-type="float" office:value="0.0008963176" calcext:value-type="float">
            <text:p>0.0008963176</text:p>
          </table:table-cell>
          <table:table-cell table:formula="of:=[$Summary.$E$44]" office:value-type="float" office:value="0.0031938456" calcext:value-type="float">
            <text:p>0.0031938456</text:p>
          </table:table-cell>
          <table:table-cell table:formula="of:=[$Summary.$E$46]" office:value-type="float" office:value="0.0159273666" calcext:value-type="float">
            <text:p>0.0159273666</text:p>
          </table:table-cell>
          <table:table-cell table:formula="of:=[$Summary.$E$48]" office:value-type="float" office:value="0.160449986" calcext:value-type="float">
            <text:p>0.160449986</text:p>
          </table:table-cell>
          <table:table-cell table:formula="of:=[$Summary.$E$50]" office:value-type="float" office:value="8.5191752136" calcext:value-type="float">
            <text:p>8.5191752136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$52]" office:value-type="float" office:value="0.0054094908" calcext:value-type="float">
            <text:p>0.0054094908</text:p>
          </table:table-cell>
          <table:table-cell table:formula="of:=[$Summary.$E$54]" office:value-type="float" office:value="0.003797292" calcext:value-type="float">
            <text:p>0.003797292</text:p>
          </table:table-cell>
          <table:table-cell table:formula="of:=[$Summary.$E$56]" office:value-type="float" office:value="0.0322859974" calcext:value-type="float">
            <text:p>0.0322859974</text:p>
          </table:table-cell>
          <table:table-cell table:formula="of:=[$Summary.$E$58]" office:value-type="float" office:value="0.3056456692" calcext:value-type="float">
            <text:p>0.3056456692</text:p>
          </table:table-cell>
          <table:table-cell table:formula="of:=[$Summary.$E$60]" office:value-type="float" office:value="2.475712551" calcext:value-type="float">
            <text:p>2.475712551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$62]" office:value-type="float" office:value="0.0000242508" calcext:value-type="float">
            <text:p>2.42508E-05</text:p>
          </table:table-cell>
          <table:table-cell table:formula="of:=[$Summary.$E$64]" office:value-type="float" office:value="0.0001810908" calcext:value-type="float">
            <text:p>0.0001810908</text:p>
          </table:table-cell>
          <table:table-cell table:formula="of:=[$Summary.$E$66]" office:value-type="float" office:value="0.003940109" calcext:value-type="float">
            <text:p>0.003940109</text:p>
          </table:table-cell>
          <table:table-cell table:formula="of:=[$Summary.$E$68]" office:value-type="float" office:value="0.0072639394" calcext:value-type="float">
            <text:p>0.0072639394</text:p>
          </table:table-cell>
          <table:table-cell table:formula="of:=[$Summary.$E$70]" office:value-type="float" office:value="0.0828766348" calcext:value-type="float">
            <text:p>0.0828766348</text:p>
          </table:table-cell>
        </table:table-row>
        <table:table-row table:style-name="ro1">
          <table:table-cell table:formula="of:=[$Summary.A$79]" office:value-type="string" office:string-value="'NaturalBloofi'" calcext:value-type="string">
            <text:p>'NaturalBloofi'</text:p>
          </table:table-cell>
          <table:table-cell table:formula="of:=[$Summary.E$72]" office:value-type="float" office:value="0.2291342266" calcext:value-type="float">
            <text:p>0.2291342266</text:p>
          </table:table-cell>
          <table:table-cell table:formula="of:=[$Summary.$E$74]" office:value-type="float" office:value="1.8008197406" calcext:value-type="float">
            <text:p>1.8008197406</text:p>
          </table:table-cell>
          <table:table-cell table:formula="of:=[$Summary.$E$76]" office:value-type="float" office:value="44.5276085834" calcext:value-type="float">
            <text:p>44.5276085834</text:p>
          </table:table-cell>
          <table:table-cell table:formula="of:=[$Summary.$E$78]" office:value-type="float" office:value="1992.1948306198" calcext:value-type="float">
            <text:p>1992.1948306198</text:p>
          </table:table-cell>
          <table:table-cell/>
        </table:table-row>
        <table:table-row table:style-name="ro1">
          <table:table-cell table:formula="of:=[$Summary.A$80]" office:value-type="string" office:string-value="'ShardedList'" calcext:value-type="string">
            <text:p>'ShardedList'</text:p>
          </table:table-cell>
          <table:table-cell table:formula="of:=[$Summary.E$80]" office:value-type="float" office:value="0.0513983226" calcext:value-type="float">
            <text:p>0.0513983226</text:p>
          </table:table-cell>
          <table:table-cell table:formula="of:=[$Summary.$E$82]" office:value-type="float" office:value="0.4761053784" calcext:value-type="float">
            <text:p>0.4761053784</text:p>
          </table:table-cell>
          <table:table-cell table:formula="of:=[$Summary.$E$84]" office:value-type="float" office:value="29.8646566046" calcext:value-type="float">
            <text:p>29.8646566046</text:p>
          </table:table-cell>
          <table:table-cell table:formula="of:=[$Summary.$E$86]" office:value-type="float" office:value="839.493619161" calcext:value-type="float">
            <text:p>839.493619161</text:p>
          </table:table-cell>
          <table:table-cell/>
        </table:table-row>
      </table:table>
      <table:table table:name="Query_Complete" table:style-name="ta1">
        <office:forms form:automatic-focus="false" form:apply-design-mode="false"/>
        <table:shapes>
          <draw:frame draw:z-index="0" draw:style-name="gr1" draw:text-style-name="P1" svg:width="16.337cm" svg:height="9.805cm" svg:x="14.697cm" svg:y="3.958cm">
            <draw:object draw:notify-on-update-of-ranges="Query_Complete.B1:Query_Complete.F1 Query_Complete.A2:Query_Complete.A2 Query_Complete.B2:Query_Complete.F2 Query_Complete.A3:Query_Complete.A3 Query_Complete.B3:Query_Complete.F3 Query_Complete.A4:Query_Complete.A4 Query_Complete.B4:Query_Complete.F4 Query_Complete.A5:Query_Complete.A5 Query_Complete.B5:Query_Complete.F5 Query_Complete.A6:Query_Complete.A6 Query_Complete.B6:Query_Complete.F6 Query_Complete.A7:Query_Complete.A7 Query_Complete.B7:Query_Complete.F7 Query_Complete.A8:Query_Complete.A8 Query_Complete.B8:Query_Complete.F8 Query_Complete.A9:Query_Complete.A9 Query_Complete.B9:Query_Complete.F9 Query_Complete.A10:Query_Complete.A10 Query_Complete.B10:Query_Complete.F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058024514" calcext:value-type="float">
            <text:p>0.0058024514</text:p>
          </table:table-cell>
          <table:table-cell office:value-type="float" office:value="0.0063707162" calcext:value-type="float">
            <text:p>0.0063707162</text:p>
          </table:table-cell>
          <table:table-cell office:value-type="float" office:value="0.040338469" calcext:value-type="float">
            <text:p>0.040338469</text:p>
          </table:table-cell>
          <table:table-cell office:value-type="float" office:value="0.4581959814" calcext:value-type="float">
            <text:p>0.4581959814</text:p>
          </table:table-cell>
          <table:table-cell office:value-type="float" office:value="8.1150478492" calcext:value-type="float">
            <text:p>8.115047849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43950824" calcext:value-type="float">
            <text:p>0.0043950824</text:p>
          </table:table-cell>
          <table:table-cell office:value-type="float" office:value="0.0015090104" calcext:value-type="float">
            <text:p>0.0015090104</text:p>
          </table:table-cell>
          <table:table-cell office:value-type="float" office:value="0.0106364112" calcext:value-type="float">
            <text:p>0.0106364112</text:p>
          </table:table-cell>
          <table:table-cell office:value-type="float" office:value="0.077042493" calcext:value-type="float">
            <text:p>0.077042493</text:p>
          </table:table-cell>
          <table:table-cell office:value-type="float" office:value="0.4195560254" calcext:value-type="float">
            <text:p>0.419556025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08069948" calcext:value-type="float">
            <text:p>0.0008069948</text:p>
          </table:table-cell>
          <table:table-cell office:value-type="float" office:value="0.0030387624" calcext:value-type="float">
            <text:p>0.0030387624</text:p>
          </table:table-cell>
          <table:table-cell office:value-type="float" office:value="0.0142867064" calcext:value-type="float">
            <text:p>0.0142867064</text:p>
          </table:table-cell>
          <table:table-cell office:value-type="float" office:value="0.0725421516" calcext:value-type="float">
            <text:p>0.0725421516</text:p>
          </table:table-cell>
          <table:table-cell office:value-type="float" office:value="0.3927082748" calcext:value-type="float">
            <text:p>0.392708274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068346932" calcext:value-type="float">
            <text:p>0.0068346932</text:p>
          </table:table-cell>
          <table:table-cell office:value-type="float" office:value="0.0121725052" calcext:value-type="float">
            <text:p>0.0121725052</text:p>
          </table:table-cell>
          <table:table-cell office:value-type="float" office:value="0.0966364806" calcext:value-type="float">
            <text:p>0.0966364806</text:p>
          </table:table-cell>
          <table:table-cell office:value-type="float" office:value="1.0089702712" calcext:value-type="float">
            <text:p>1.0089702712</text:p>
          </table:table-cell>
          <table:table-cell office:value-type="float" office:value="21.221908905" calcext:value-type="float">
            <text:p>21.221908905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45598972" calcext:value-type="float">
            <text:p>0.0045598972</text:p>
          </table:table-cell>
          <table:table-cell office:value-type="float" office:value="0.0138151266" calcext:value-type="float">
            <text:p>0.0138151266</text:p>
          </table:table-cell>
          <table:table-cell office:value-type="float" office:value="0.0321952548" calcext:value-type="float">
            <text:p>0.0321952548</text:p>
          </table:table-cell>
          <table:table-cell office:value-type="float" office:value="0.2417990852" calcext:value-type="float">
            <text:p>0.2417990852</text:p>
          </table:table-cell>
          <table:table-cell office:value-type="float" office:value="5.4249863202" calcext:value-type="float">
            <text:p>5.424986320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37453282" calcext:value-type="float">
            <text:p>0.037453282</text:p>
          </table:table-cell>
          <table:table-cell office:value-type="float" office:value="0.0123326774" calcext:value-type="float">
            <text:p>0.0123326774</text:p>
          </table:table-cell>
          <table:table-cell office:value-type="float" office:value="0.1246176062" calcext:value-type="float">
            <text:p>0.1246176062</text:p>
          </table:table-cell>
          <table:table-cell office:value-type="float" office:value="1.596311342" calcext:value-type="float">
            <text:p>1.596311342</text:p>
          </table:table-cell>
          <table:table-cell office:value-type="float" office:value="30.0421809262" calcext:value-type="float">
            <text:p>30.042180926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053169806" calcext:value-type="float">
            <text:p>0.0053169806</text:p>
          </table:table-cell>
          <table:table-cell office:value-type="float" office:value="0.007794107" calcext:value-type="float">
            <text:p>0.007794107</text:p>
          </table:table-cell>
          <table:table-cell office:value-type="float" office:value="0.1324978286" calcext:value-type="float">
            <text:p>0.1324978286</text:p>
          </table:table-cell>
          <table:table-cell office:value-type="float" office:value="0.6619382632" calcext:value-type="float">
            <text:p>0.6619382632</text:p>
          </table:table-cell>
          <table:table-cell office:value-type="float" office:value="11.0642550704" calcext:value-type="float">
            <text:p>11.064255070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float" office:value="0.6144398922" calcext:value-type="float">
            <text:p>0.6144398922</text:p>
          </table:table-cell>
          <table:table-cell office:value-type="float" office:value="0.5508513838" calcext:value-type="float">
            <text:p>0.5508513838</text:p>
          </table:table-cell>
          <table:table-cell office:value-type="float" office:value="0.7313544458" calcext:value-type="float">
            <text:p>0.7313544458</text:p>
          </table:table-cell>
          <table:table-cell office:value-type="float" office:value="2.1466312276" calcext:value-type="float">
            <text:p>2.1466312276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float" office:value="0.5401644966" calcext:value-type="float">
            <text:p>0.5401644966</text:p>
          </table:table-cell>
          <table:table-cell office:value-type="float" office:value="0.5415223524" calcext:value-type="float">
            <text:p>0.5415223524</text:p>
          </table:table-cell>
          <table:table-cell office:value-type="float" office:value="0.9190993506" calcext:value-type="float">
            <text:p>0.9190993506</text:p>
          </table:table-cell>
          <table:table-cell office:value-type="float" office:value="5.7245459914" calcext:value-type="float">
            <text:p>5.7245459914</text:p>
          </table:table-cell>
          <table:table-cell/>
        </table:table-row>
      </table:table>
      <table:table table:name="Query_HighCard" table:style-name="ta1">
        <office:forms form:automatic-focus="false" form:apply-design-mode="false"/>
        <table:shapes>
          <draw:frame draw:z-index="0" draw:style-name="gr1" draw:text-style-name="P1" svg:width="16.337cm" svg:height="9.805cm" svg:x="14.656cm" svg:y="4.323cm">
            <draw:object draw:notify-on-update-of-ranges="Query_HighCard.B1:Query_HighCard.F1 Query_HighCard.A2:Query_HighCard.A2 Query_HighCard.B2:Query_HighCard.F2 Query_HighCard.A3:Query_HighCard.A3 Query_HighCard.B3:Query_HighCard.F3 Query_HighCard.A4:Query_HighCard.A4 Query_HighCard.B4:Query_HighCard.F4 Query_HighCard.A5:Query_HighCard.A5 Query_HighCard.B5:Query_HighCard.F5 Query_HighCard.A6:Query_HighCard.A6 Query_HighCard.B6:Query_HighCard.F6 Query_HighCard.A7:Query_HighCard.A7 Query_HighCard.B7:Query_HighCard.F7 Query_HighCard.A8:Query_HighCard.A8 Query_HighCard.B8:Query_HighCard.F8 Query_HighCard.A9:Query_HighCard.A9 Query_HighCard.B9:Query_HighCard.F9 Query_HighCard.A10:Query_HighCard.A10 Query_HighCard.B10:Query_HighCard.F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014111" calcext:value-type="float">
            <text:p>0.0014111</text:p>
          </table:table-cell>
          <table:table-cell office:value-type="float" office:value="0.0046857558" calcext:value-type="float">
            <text:p>0.0046857558</text:p>
          </table:table-cell>
          <table:table-cell office:value-type="float" office:value="0.069276848" calcext:value-type="float">
            <text:p>0.069276848</text:p>
          </table:table-cell>
          <table:table-cell office:value-type="float" office:value="0.546503857" calcext:value-type="float">
            <text:p>0.546503857</text:p>
          </table:table-cell>
          <table:table-cell office:value-type="float" office:value="9.1036609754" calcext:value-type="float">
            <text:p>9.103660975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125497126" calcext:value-type="float">
            <text:p>0.0125497126</text:p>
          </table:table-cell>
          <table:table-cell office:value-type="float" office:value="0.0334933682" calcext:value-type="float">
            <text:p>0.0334933682</text:p>
          </table:table-cell>
          <table:table-cell office:value-type="float" office:value="0.362841932" calcext:value-type="float">
            <text:p>0.362841932</text:p>
          </table:table-cell>
          <table:table-cell office:value-type="float" office:value="3.556110287" calcext:value-type="float">
            <text:p>3.556110287</text:p>
          </table:table-cell>
          <table:table-cell office:value-type="float" office:value="19.470539481" calcext:value-type="float">
            <text:p>19.47053948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63615094" calcext:value-type="float">
            <text:p>0.0063615094</text:p>
          </table:table-cell>
          <table:table-cell office:value-type="float" office:value="0.047678332" calcext:value-type="float">
            <text:p>0.047678332</text:p>
          </table:table-cell>
          <table:table-cell office:value-type="float" office:value="0.3657167246" calcext:value-type="float">
            <text:p>0.3657167246</text:p>
          </table:table-cell>
          <table:table-cell office:value-type="float" office:value="3.4552830166" calcext:value-type="float">
            <text:p>3.4552830166</text:p>
          </table:table-cell>
          <table:table-cell office:value-type="float" office:value="19.4004632832" calcext:value-type="float">
            <text:p>19.400463283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052408324" calcext:value-type="float">
            <text:p>0.0052408324</text:p>
          </table:table-cell>
          <table:table-cell office:value-type="float" office:value="0.0120901836" calcext:value-type="float">
            <text:p>0.0120901836</text:p>
          </table:table-cell>
          <table:table-cell office:value-type="float" office:value="0.1297004228" calcext:value-type="float">
            <text:p>0.1297004228</text:p>
          </table:table-cell>
          <table:table-cell office:value-type="float" office:value="1.6481601358" calcext:value-type="float">
            <text:p>1.6481601358</text:p>
          </table:table-cell>
          <table:table-cell office:value-type="float" office:value="29.4139515328" calcext:value-type="float">
            <text:p>29.413951532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73187958" calcext:value-type="float">
            <text:p>0.0073187958</text:p>
          </table:table-cell>
          <table:table-cell office:value-type="float" office:value="0.0129786048" calcext:value-type="float">
            <text:p>0.0129786048</text:p>
          </table:table-cell>
          <table:table-cell office:value-type="float" office:value="0.0833519568" calcext:value-type="float">
            <text:p>0.0833519568</text:p>
          </table:table-cell>
          <table:table-cell office:value-type="float" office:value="1.0841335646" calcext:value-type="float">
            <text:p>1.0841335646</text:p>
          </table:table-cell>
          <table:table-cell office:value-type="float" office:value="7.15075713" calcext:value-type="float">
            <text:p>7.150757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624745252" calcext:value-type="float">
            <text:p>0.0624745252</text:p>
          </table:table-cell>
          <table:table-cell office:value-type="float" office:value="0.064256719" calcext:value-type="float">
            <text:p>0.064256719</text:p>
          </table:table-cell>
          <table:table-cell office:value-type="float" office:value="0.3757285886" calcext:value-type="float">
            <text:p>0.3757285886</text:p>
          </table:table-cell>
          <table:table-cell office:value-type="float" office:value="5.9266987262" calcext:value-type="float">
            <text:p>5.9266987262</text:p>
          </table:table-cell>
          <table:table-cell office:value-type="float" office:value="56.9616120894" calcext:value-type="float">
            <text:p>56.961612089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016132488" calcext:value-type="float">
            <text:p>0.0016132488</text:p>
          </table:table-cell>
          <table:table-cell office:value-type="float" office:value="0.0082395668" calcext:value-type="float">
            <text:p>0.0082395668</text:p>
          </table:table-cell>
          <table:table-cell office:value-type="float" office:value="0.101419617" calcext:value-type="float">
            <text:p>0.101419617</text:p>
          </table:table-cell>
          <table:table-cell office:value-type="float" office:value="0.7526505978" calcext:value-type="float">
            <text:p>0.7526505978</text:p>
          </table:table-cell>
          <table:table-cell office:value-type="float" office:value="11.5068991146" calcext:value-type="float">
            <text:p>11.5068991146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float" office:value="0.231384488" calcext:value-type="float">
            <text:p>0.231384488</text:p>
          </table:table-cell>
          <table:table-cell office:value-type="float" office:value="0.2304766452" calcext:value-type="float">
            <text:p>0.2304766452</text:p>
          </table:table-cell>
          <table:table-cell office:value-type="float" office:value="0.4892473938" calcext:value-type="float">
            <text:p>0.4892473938</text:p>
          </table:table-cell>
          <table:table-cell office:value-type="float" office:value="4.0543085004" calcext:value-type="float">
            <text:p>4.0543085004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float" office:value="0.2201857046" calcext:value-type="float">
            <text:p>0.2201857046</text:p>
          </table:table-cell>
          <table:table-cell office:value-type="float" office:value="0.2203919022" calcext:value-type="float">
            <text:p>0.2203919022</text:p>
          </table:table-cell>
          <table:table-cell office:value-type="float" office:value="0.4510589568" calcext:value-type="float">
            <text:p>0.4510589568</text:p>
          </table:table-cell>
          <table:table-cell office:value-type="float" office:value="3.2420965668" calcext:value-type="float">
            <text:p>3.2420965668</text:p>
          </table:table-cell>
          <table:table-cell/>
        </table:table-row>
      </table:table>
      <table:table table:name="Query_LowCard" table:style-name="ta1">
        <office:forms form:automatic-focus="false" form:apply-design-mode="false"/>
        <table:shapes>
          <draw:frame draw:z-index="0" draw:style-name="gr1" draw:text-style-name="P1" svg:width="16.337cm" svg:height="9.805cm" svg:x="15.294cm" svg:y="3.936cm">
            <draw:object draw:notify-on-update-of-ranges="Query_LowCard.B1:Query_LowCard.F1 Query_LowCard.A2:Query_LowCard.A2 Query_LowCard.B2:Query_LowCard.F2 Query_LowCard.A3:Query_LowCard.A3 Query_LowCard.B3:Query_LowCard.F3 Query_LowCard.A4:Query_LowCard.A4 Query_LowCard.B4:Query_LowCard.F4 Query_LowCard.A5:Query_LowCard.A5 Query_LowCard.B5:Query_LowCard.F5 Query_LowCard.A6:Query_LowCard.A6 Query_LowCard.B6:Query_LowCard.F6 Query_LowCard.A7:Query_LowCard.A7 Query_LowCard.B7:Query_LowCard.F7 Query_LowCard.A8:Query_LowCard.A8 Query_LowCard.B8:Query_LowCard.F8 Query_LowCard.A9:Query_LowCard.A9 Query_LowCard.B9:Query_LowCard.F9 Query_LowCard.A10:Query_LowCard.A10 Query_LowCard.B10:Query_LowCard.F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014749206" calcext:value-type="float">
            <text:p>0.0014749206</text:p>
          </table:table-cell>
          <table:table-cell office:value-type="float" office:value="0.0052533748" calcext:value-type="float">
            <text:p>0.0052533748</text:p>
          </table:table-cell>
          <table:table-cell office:value-type="float" office:value="0.0657317094" calcext:value-type="float">
            <text:p>0.0657317094</text:p>
          </table:table-cell>
          <table:table-cell office:value-type="float" office:value="0.9789828234" calcext:value-type="float">
            <text:p>0.9789828234</text:p>
          </table:table-cell>
          <table:table-cell office:value-type="float" office:value="12.6545184282" calcext:value-type="float">
            <text:p>12.654518428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103467882" calcext:value-type="float">
            <text:p>0.0103467882</text:p>
          </table:table-cell>
          <table:table-cell office:value-type="float" office:value="0.050996448" calcext:value-type="float">
            <text:p>0.050996448</text:p>
          </table:table-cell>
          <table:table-cell office:value-type="float" office:value="0.6359193592" calcext:value-type="float">
            <text:p>0.6359193592</text:p>
          </table:table-cell>
          <table:table-cell office:value-type="float" office:value="7.7420886064" calcext:value-type="float">
            <text:p>7.7420886064</text:p>
          </table:table-cell>
          <table:table-cell office:value-type="float" office:value="72.4630276958" calcext:value-type="float">
            <text:p>72.463027695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5793281" calcext:value-type="float">
            <text:p>0.005793281</text:p>
          </table:table-cell>
          <table:table-cell office:value-type="float" office:value="0.0696410678" calcext:value-type="float">
            <text:p>0.0696410678</text:p>
          </table:table-cell>
          <table:table-cell office:value-type="float" office:value="0.6719020558" calcext:value-type="float">
            <text:p>0.6719020558</text:p>
          </table:table-cell>
          <table:table-cell office:value-type="float" office:value="8.8293403714" calcext:value-type="float">
            <text:p>8.8293403714</text:p>
          </table:table-cell>
          <table:table-cell office:value-type="float" office:value="69.4809831884" calcext:value-type="float">
            <text:p>69.480983188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03517354" calcext:value-type="float">
            <text:p>0.003517354</text:p>
          </table:table-cell>
          <table:table-cell office:value-type="float" office:value="0.011092143" calcext:value-type="float">
            <text:p>0.011092143</text:p>
          </table:table-cell>
          <table:table-cell office:value-type="float" office:value="0.1405980986" calcext:value-type="float">
            <text:p>0.1405980986</text:p>
          </table:table-cell>
          <table:table-cell office:value-type="float" office:value="2.5265092088" calcext:value-type="float">
            <text:p>2.5265092088</text:p>
          </table:table-cell>
          <table:table-cell office:value-type="float" office:value="34.8751562004" calcext:value-type="float">
            <text:p>34.875156200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94756148" calcext:value-type="float">
            <text:p>0.0094756148</text:p>
          </table:table-cell>
          <table:table-cell office:value-type="float" office:value="0.0329615278" calcext:value-type="float">
            <text:p>0.0329615278</text:p>
          </table:table-cell>
          <table:table-cell office:value-type="float" office:value="0.3385795904" calcext:value-type="float">
            <text:p>0.3385795904</text:p>
          </table:table-cell>
          <table:table-cell office:value-type="float" office:value="5.3927094478" calcext:value-type="float">
            <text:p>5.3927094478</text:p>
          </table:table-cell>
          <table:table-cell office:value-type="float" office:value="61.1472892054" calcext:value-type="float">
            <text:p>61.147289205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40656491" calcext:value-type="float">
            <text:p>0.040656491</text:p>
          </table:table-cell>
          <table:table-cell office:value-type="float" office:value="0.0644705856" calcext:value-type="float">
            <text:p>0.0644705856</text:p>
          </table:table-cell>
          <table:table-cell office:value-type="float" office:value="0.6015666398" calcext:value-type="float">
            <text:p>0.6015666398</text:p>
          </table:table-cell>
          <table:table-cell office:value-type="float" office:value="5.6930811964" calcext:value-type="float">
            <text:p>5.6930811964</text:p>
          </table:table-cell>
          <table:table-cell office:value-type="float" office:value="59.9659004942" calcext:value-type="float">
            <text:p>59.965900494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00695709" calcext:value-type="float">
            <text:p>0.000695709</text:p>
          </table:table-cell>
          <table:table-cell office:value-type="float" office:value="0.0090394002" calcext:value-type="float">
            <text:p>0.0090394002</text:p>
          </table:table-cell>
          <table:table-cell office:value-type="float" office:value="0.1041444376" calcext:value-type="float">
            <text:p>0.1041444376</text:p>
          </table:table-cell>
          <table:table-cell office:value-type="float" office:value="1.1172161674" calcext:value-type="float">
            <text:p>1.1172161674</text:p>
          </table:table-cell>
          <table:table-cell office:value-type="float" office:value="15.4634133482" calcext:value-type="float">
            <text:p>15.4634133482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float" office:value="0.2282577736" calcext:value-type="float">
            <text:p>0.2282577736</text:p>
          </table:table-cell>
          <table:table-cell office:value-type="float" office:value="0.2350347544" calcext:value-type="float">
            <text:p>0.2350347544</text:p>
          </table:table-cell>
          <table:table-cell office:value-type="float" office:value="0.5564963044" calcext:value-type="float">
            <text:p>0.5564963044</text:p>
          </table:table-cell>
          <table:table-cell office:value-type="float" office:value="6.2043944678" calcext:value-type="float">
            <text:p>6.2043944678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float" office:value="0.2247018666" calcext:value-type="float">
            <text:p>0.2247018666</text:p>
          </table:table-cell>
          <table:table-cell office:value-type="float" office:value="0.2310887008" calcext:value-type="float">
            <text:p>0.2310887008</text:p>
          </table:table-cell>
          <table:table-cell office:value-type="float" office:value="0.5058032078" calcext:value-type="float">
            <text:p>0.5058032078</text:p>
          </table:table-cell>
          <table:table-cell office:value-type="float" office:value="3.98349029" calcext:value-type="float">
            <text:p>3.98349029</text:p>
          </table:table-cell>
          <table:table-cell/>
        </table:table-row>
      </table:table>
      <table:table table:name="Delete_Complete" table:style-name="ta1">
        <office:forms form:automatic-focus="false" form:apply-design-mode="false"/>
        <table:shapes>
          <draw:frame draw:z-index="0" draw:style-name="gr1" draw:text-style-name="P1" svg:width="16.337cm" svg:height="9.805cm" svg:x="14.613cm" svg:y="4.152cm">
            <draw:object draw:notify-on-update-of-ranges="Delete_Complete.B1:Delete_Complete.F1 Delete_Complete.A2:Delete_Complete.A2 Delete_Complete.B2:Delete_Complete.F2 Delete_Complete.A3:Delete_Complete.A3 Delete_Complete.B3:Delete_Complete.F3 Delete_Complete.A4:Delete_Complete.A4 Delete_Complete.B4:Delete_Complete.F4 Delete_Complete.A5:Delete_Complete.A5 Delete_Complete.B5:Delete_Complete.F5 Delete_Complete.A6:Delete_Complete.A6 Delete_Complete.B6:Delete_Complete.F6 Delete_Complete.A7:Delete_Complete.A7 Delete_Complete.B7:Delete_Complete.F7 Delete_Complete.A8:Delete_Complete.A8 Delete_Complete.B8:Delete_Complete.F8 Delete_Complete.A9:Delete_Complete.A9 Delete_Complete.B9:Delete_Complete.F9 Delete_Complete.A10:Delete_Complete.A10 Delete_Complete.B10:Delete_Complete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08476115" calcext:value-type="float">
            <text:p>0.008476115</text:p>
          </table:table-cell>
          <table:table-cell office:value-type="float" office:value="0.0228164172" calcext:value-type="float">
            <text:p>0.0228164172</text:p>
          </table:table-cell>
          <table:table-cell office:value-type="float" office:value="0.1686509356" calcext:value-type="float">
            <text:p>0.1686509356</text:p>
          </table:table-cell>
          <table:table-cell office:value-type="float" office:value="1.274792254" calcext:value-type="float">
            <text:p>1.274792254</text:p>
          </table:table-cell>
          <table:table-cell office:value-type="float" office:value="1.609729104" calcext:value-type="float">
            <text:p>1.60972910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4066318" calcext:value-type="float">
            <text:p>0.0004066318</text:p>
          </table:table-cell>
          <table:table-cell office:value-type="float" office:value="0.0006118552" calcext:value-type="float">
            <text:p>0.0006118552</text:p>
          </table:table-cell>
          <table:table-cell office:value-type="float" office:value="0.0003991086" calcext:value-type="float">
            <text:p>0.0003991086</text:p>
          </table:table-cell>
          <table:table-cell office:value-type="float" office:value="0.000366523" calcext:value-type="float">
            <text:p>0.000366523</text:p>
          </table:table-cell>
          <table:table-cell office:value-type="float" office:value="0.0012446822" calcext:value-type="float">
            <text:p>0.001244682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0393558" calcext:value-type="float">
            <text:p>0.000393558</text:p>
          </table:table-cell>
          <table:table-cell office:value-type="float" office:value="0.0002348224" calcext:value-type="float">
            <text:p>0.0002348224</text:p>
          </table:table-cell>
          <table:table-cell office:value-type="float" office:value="0.000952478" calcext:value-type="float">
            <text:p>0.000952478</text:p>
          </table:table-cell>
          <table:table-cell office:value-type="float" office:value="0.0007410388" calcext:value-type="float">
            <text:p>0.0007410388</text:p>
          </table:table-cell>
          <table:table-cell office:value-type="float" office:value="0.001217367" calcext:value-type="float">
            <text:p>0.00121736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081219646" calcext:value-type="float">
            <text:p>0.0081219646</text:p>
          </table:table-cell>
          <table:table-cell office:value-type="float" office:value="0.0185994564" calcext:value-type="float">
            <text:p>0.0185994564</text:p>
          </table:table-cell>
          <table:table-cell office:value-type="float" office:value="0.149102372" calcext:value-type="float">
            <text:p>0.149102372</text:p>
          </table:table-cell>
          <table:table-cell office:value-type="float" office:value="1.6221174672" calcext:value-type="float">
            <text:p>1.6221174672</text:p>
          </table:table-cell>
          <table:table-cell office:value-type="float" office:value="2.762810496" calcext:value-type="float">
            <text:p>2.76281049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08374956" calcext:value-type="float">
            <text:p>0.0008374956</text:p>
          </table:table-cell>
          <table:table-cell office:value-type="float" office:value="0.0035493302" calcext:value-type="float">
            <text:p>0.0035493302</text:p>
          </table:table-cell>
          <table:table-cell office:value-type="float" office:value="0.0047094224" calcext:value-type="float">
            <text:p>0.0047094224</text:p>
          </table:table-cell>
          <table:table-cell office:value-type="float" office:value="0.0380718008" calcext:value-type="float">
            <text:p>0.0380718008</text:p>
          </table:table-cell>
          <table:table-cell office:value-type="float" office:value="0.523233677" calcext:value-type="float">
            <text:p>0.52323367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22421234" calcext:value-type="float">
            <text:p>0.0022421234</text:p>
          </table:table-cell>
          <table:table-cell office:value-type="float" office:value="0.0022151764" calcext:value-type="float">
            <text:p>0.0022151764</text:p>
          </table:table-cell>
          <table:table-cell office:value-type="float" office:value="0.0020953098" calcext:value-type="float">
            <text:p>0.0020953098</text:p>
          </table:table-cell>
          <table:table-cell office:value-type="float" office:value="0.0022187356" calcext:value-type="float">
            <text:p>0.0022187356</text:p>
          </table:table-cell>
          <table:table-cell office:value-type="float" office:value="0.0042834236" calcext:value-type="float">
            <text:p>0.004283423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06357346" calcext:value-type="float">
            <text:p>0.006357346</text:p>
          </table:table-cell>
          <table:table-cell office:value-type="float" office:value="0.0246245562" calcext:value-type="float">
            <text:p>0.0246245562</text:p>
          </table:table-cell>
          <table:table-cell office:value-type="float" office:value="0.1728297896" calcext:value-type="float">
            <text:p>0.1728297896</text:p>
          </table:table-cell>
          <table:table-cell office:value-type="float" office:value="1.6107395338" calcext:value-type="float">
            <text:p>1.6107395338</text:p>
          </table:table-cell>
          <table:table-cell office:value-type="float" office:value="15.2580564004" calcext:value-type="float">
            <text:p>15.258056400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float" office:value="0.563249485" calcext:value-type="float">
            <text:p>0.563249485</text:p>
          </table:table-cell>
          <table:table-cell office:value-type="float" office:value="0.589786826" calcext:value-type="float">
            <text:p>0.589786826</text:p>
          </table:table-cell>
          <table:table-cell office:value-type="float" office:value="0.7028060122" calcext:value-type="float">
            <text:p>0.7028060122</text:p>
          </table:table-cell>
          <table:table-cell office:value-type="float" office:value="2.0102721964" calcext:value-type="float">
            <text:p>2.0102721964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float" office:value="0.5621495102" calcext:value-type="float">
            <text:p>0.5621495102</text:p>
          </table:table-cell>
          <table:table-cell office:value-type="float" office:value="0.5490870928" calcext:value-type="float">
            <text:p>0.5490870928</text:p>
          </table:table-cell>
          <table:table-cell office:value-type="float" office:value="1.0151952654" calcext:value-type="float">
            <text:p>1.0151952654</text:p>
          </table:table-cell>
          <table:table-cell office:value-type="float" office:value="6.2840504938" calcext:value-type="float">
            <text:p>6.2840504938</text:p>
          </table:table-cell>
          <table:table-cell/>
        </table:table-row>
      </table:table>
      <table:table table:name="Delete_HighCard" table:style-name="ta1">
        <office:forms form:automatic-focus="false" form:apply-design-mode="false"/>
        <table:shapes>
          <draw:frame draw:z-index="0" draw:style-name="gr1" draw:text-style-name="P1" svg:width="16.337cm" svg:height="9.805cm" svg:x="14.464cm" svg:y="4.517cm">
            <draw:object draw:notify-on-update-of-ranges="Delete_HighCard.B1:Delete_HighCard.F1 Delete_HighCard.A2:Delete_HighCard.A2 Delete_HighCard.B2:Delete_HighCard.F2 Delete_HighCard.A3:Delete_HighCard.A3 Delete_HighCard.B3:Delete_HighCard.F3 Delete_HighCard.A4:Delete_HighCard.A4 Delete_HighCard.B4:Delete_HighCard.F4 Delete_HighCard.A5:Delete_HighCard.A5 Delete_HighCard.B5:Delete_HighCard.F5 Delete_HighCard.A6:Delete_HighCard.A6 Delete_HighCard.B6:Delete_HighCard.F6 Delete_HighCard.A7:Delete_HighCard.A7 Delete_HighCard.B7:Delete_HighCard.F7 Delete_HighCard.A8:Delete_HighCard.A8 Delete_HighCard.B8:Delete_HighCard.F8 Delete_HighCard.A9:Delete_HighCard.A9 Delete_HighCard.B9:Delete_HighCard.F9 Delete_HighCard.A10:Delete_HighCard.A10 Delete_HighCard.B10:Delete_HighCard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036406282" calcext:value-type="float">
            <text:p>0.0036406282</text:p>
          </table:table-cell>
          <table:table-cell office:value-type="float" office:value="0.011992277" calcext:value-type="float">
            <text:p>0.011992277</text:p>
          </table:table-cell>
          <table:table-cell office:value-type="float" office:value="0.1792458622" calcext:value-type="float">
            <text:p>0.1792458622</text:p>
          </table:table-cell>
          <table:table-cell office:value-type="float" office:value="1.4096418166" calcext:value-type="float">
            <text:p>1.4096418166</text:p>
          </table:table-cell>
          <table:table-cell office:value-type="float" office:value="16.1752403622" calcext:value-type="float">
            <text:p>16.175240362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2379658" calcext:value-type="float">
            <text:p>0.0002379658</text:p>
          </table:table-cell>
          <table:table-cell office:value-type="float" office:value="0.0003242046" calcext:value-type="float">
            <text:p>0.0003242046</text:p>
          </table:table-cell>
          <table:table-cell office:value-type="float" office:value="0.0002186126" calcext:value-type="float">
            <text:p>0.0002186126</text:p>
          </table:table-cell>
          <table:table-cell office:value-type="float" office:value="0.0001502072" calcext:value-type="float">
            <text:p>0.0001502072</text:p>
          </table:table-cell>
          <table:table-cell office:value-type="float" office:value="0.000230979" calcext:value-type="float">
            <text:p>0.000230979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01958932" calcext:value-type="float">
            <text:p>0.0001958932</text:p>
          </table:table-cell>
          <table:table-cell office:value-type="float" office:value="0.0001827948" calcext:value-type="float">
            <text:p>0.0001827948</text:p>
          </table:table-cell>
          <table:table-cell office:value-type="float" office:value="0.0001639496" calcext:value-type="float">
            <text:p>0.0001639496</text:p>
          </table:table-cell>
          <table:table-cell office:value-type="float" office:value="0.0001520798" calcext:value-type="float">
            <text:p>0.0001520798</text:p>
          </table:table-cell>
          <table:table-cell office:value-type="float" office:value="0.0001330084" calcext:value-type="float">
            <text:p>0.000133008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130936766" calcext:value-type="float">
            <text:p>0.0130936766</text:p>
          </table:table-cell>
          <table:table-cell office:value-type="float" office:value="0.0330772946" calcext:value-type="float">
            <text:p>0.0330772946</text:p>
          </table:table-cell>
          <table:table-cell office:value-type="float" office:value="0.2655121336" calcext:value-type="float">
            <text:p>0.2655121336</text:p>
          </table:table-cell>
          <table:table-cell office:value-type="float" office:value="4.6371546706" calcext:value-type="float">
            <text:p>4.6371546706</text:p>
          </table:table-cell>
          <table:table-cell office:value-type="float" office:value="39.080022347" calcext:value-type="float">
            <text:p>39.08002234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04337488" calcext:value-type="float">
            <text:p>0.0004337488</text:p>
          </table:table-cell>
          <table:table-cell office:value-type="float" office:value="0.003507004" calcext:value-type="float">
            <text:p>0.003507004</text:p>
          </table:table-cell>
          <table:table-cell office:value-type="float" office:value="0.004013356" calcext:value-type="float">
            <text:p>0.004013356</text:p>
          </table:table-cell>
          <table:table-cell office:value-type="float" office:value="0.0250677108" calcext:value-type="float">
            <text:p>0.0250677108</text:p>
          </table:table-cell>
          <table:table-cell office:value-type="float" office:value="0.4334836842" calcext:value-type="float">
            <text:p>0.433483684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0630835" calcext:value-type="float">
            <text:p>0.000630835</text:p>
          </table:table-cell>
          <table:table-cell office:value-type="float" office:value="0.0010827738" calcext:value-type="float">
            <text:p>0.0010827738</text:p>
          </table:table-cell>
          <table:table-cell office:value-type="float" office:value="0.0012880818" calcext:value-type="float">
            <text:p>0.0012880818</text:p>
          </table:table-cell>
          <table:table-cell office:value-type="float" office:value="0.0007136316" calcext:value-type="float">
            <text:p>0.0007136316</text:p>
          </table:table-cell>
          <table:table-cell office:value-type="float" office:value="0.0009877856" calcext:value-type="float">
            <text:p>0.000987785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063775576" calcext:value-type="float">
            <text:p>0.0063775576</text:p>
          </table:table-cell>
          <table:table-cell office:value-type="float" office:value="0.0205015638" calcext:value-type="float">
            <text:p>0.0205015638</text:p>
          </table:table-cell>
          <table:table-cell office:value-type="float" office:value="0.1510710734" calcext:value-type="float">
            <text:p>0.1510710734</text:p>
          </table:table-cell>
          <table:table-cell office:value-type="float" office:value="1.5110972628" calcext:value-type="float">
            <text:p>1.5110972628</text:p>
          </table:table-cell>
          <table:table-cell office:value-type="float" office:value="19.6797270356" calcext:value-type="float">
            <text:p>19.6797270356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float" office:value="0.4969418724" calcext:value-type="float">
            <text:p>0.4969418724</text:p>
          </table:table-cell>
          <table:table-cell office:value-type="float" office:value="0.249945337" calcext:value-type="float">
            <text:p>0.249945337</text:p>
          </table:table-cell>
          <table:table-cell office:value-type="float" office:value="0.5394323068" calcext:value-type="float">
            <text:p>0.5394323068</text:p>
          </table:table-cell>
          <table:table-cell office:value-type="float" office:value="3.600492059" calcext:value-type="float">
            <text:p>3.600492059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float" office:value="0.2832767464" calcext:value-type="float">
            <text:p>0.2832767464</text:p>
          </table:table-cell>
          <table:table-cell office:value-type="float" office:value="0.2289260874" calcext:value-type="float">
            <text:p>0.2289260874</text:p>
          </table:table-cell>
          <table:table-cell office:value-type="float" office:value="0.8764404644" calcext:value-type="float">
            <text:p>0.8764404644</text:p>
          </table:table-cell>
          <table:table-cell office:value-type="float" office:value="4.4545087586" calcext:value-type="float">
            <text:p>4.4545087586</text:p>
          </table:table-cell>
          <table:table-cell/>
        </table:table-row>
      </table:table>
      <table:table table:name="Delete_LowCard" table:style-name="ta1">
        <office:forms form:automatic-focus="false" form:apply-design-mode="false"/>
        <table:shapes>
          <draw:frame draw:z-index="0" draw:style-name="gr1" draw:text-style-name="P1" svg:width="16.337cm" svg:height="9.805cm" svg:x="14.314cm" svg:y="4.323cm">
            <draw:object draw:notify-on-update-of-ranges="Delete_LowCard.B1:Delete_LowCard.F1 Delete_LowCard.A2:Delete_LowCard.A2 Delete_LowCard.B2:Delete_LowCard.F2 Delete_LowCard.A3:Delete_LowCard.A3 Delete_LowCard.B3:Delete_LowCard.F3 Delete_LowCard.A4:Delete_LowCard.A4 Delete_LowCard.B4:Delete_LowCard.F4 Delete_LowCard.A5:Delete_LowCard.A5 Delete_LowCard.B5:Delete_LowCard.F5 Delete_LowCard.A6:Delete_LowCard.A6 Delete_LowCard.B6:Delete_LowCard.F6 Delete_LowCard.A7:Delete_LowCard.A7 Delete_LowCard.B7:Delete_LowCard.F7 Delete_LowCard.A8:Delete_LowCard.A8 Delete_LowCard.B8:Delete_LowCard.F8 Delete_LowCard.A9:Delete_LowCard.A9 Delete_LowCard.B9:Delete_LowCard.F9 Delete_LowCard.A10:Delete_LowCard.A10 Delete_LowCard.B10:Delete_LowCard.F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036406282" calcext:value-type="float">
            <text:p>0.0036406282</text:p>
          </table:table-cell>
          <table:table-cell office:value-type="float" office:value="0.011992277" calcext:value-type="float">
            <text:p>0.011992277</text:p>
          </table:table-cell>
          <table:table-cell office:value-type="float" office:value="0.1792458622" calcext:value-type="float">
            <text:p>0.1792458622</text:p>
          </table:table-cell>
          <table:table-cell office:value-type="float" office:value="1.4096418166" calcext:value-type="float">
            <text:p>1.4096418166</text:p>
          </table:table-cell>
          <table:table-cell office:value-type="float" office:value="16.1752403622" calcext:value-type="float">
            <text:p>16.175240362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2379658" calcext:value-type="float">
            <text:p>0.0002379658</text:p>
          </table:table-cell>
          <table:table-cell office:value-type="float" office:value="0.0003242046" calcext:value-type="float">
            <text:p>0.0003242046</text:p>
          </table:table-cell>
          <table:table-cell office:value-type="float" office:value="0.0002186126" calcext:value-type="float">
            <text:p>0.0002186126</text:p>
          </table:table-cell>
          <table:table-cell office:value-type="float" office:value="0.0001502072" calcext:value-type="float">
            <text:p>0.0001502072</text:p>
          </table:table-cell>
          <table:table-cell office:value-type="float" office:value="0.000230979" calcext:value-type="float">
            <text:p>0.000230979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01958932" calcext:value-type="float">
            <text:p>0.0001958932</text:p>
          </table:table-cell>
          <table:table-cell office:value-type="float" office:value="0.0001827948" calcext:value-type="float">
            <text:p>0.0001827948</text:p>
          </table:table-cell>
          <table:table-cell office:value-type="float" office:value="0.0001639496" calcext:value-type="float">
            <text:p>0.0001639496</text:p>
          </table:table-cell>
          <table:table-cell office:value-type="float" office:value="0.0001520798" calcext:value-type="float">
            <text:p>0.0001520798</text:p>
          </table:table-cell>
          <table:table-cell office:value-type="float" office:value="0.0001330084" calcext:value-type="float">
            <text:p>0.000133008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130936766" calcext:value-type="float">
            <text:p>0.0130936766</text:p>
          </table:table-cell>
          <table:table-cell office:value-type="float" office:value="0.0330772946" calcext:value-type="float">
            <text:p>0.0330772946</text:p>
          </table:table-cell>
          <table:table-cell office:value-type="float" office:value="0.2655121336" calcext:value-type="float">
            <text:p>0.2655121336</text:p>
          </table:table-cell>
          <table:table-cell office:value-type="float" office:value="4.6371546706" calcext:value-type="float">
            <text:p>4.6371546706</text:p>
          </table:table-cell>
          <table:table-cell office:value-type="float" office:value="39.080022347" calcext:value-type="float">
            <text:p>39.08002234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04337488" calcext:value-type="float">
            <text:p>0.0004337488</text:p>
          </table:table-cell>
          <table:table-cell office:value-type="float" office:value="0.003507004" calcext:value-type="float">
            <text:p>0.003507004</text:p>
          </table:table-cell>
          <table:table-cell office:value-type="float" office:value="0.004013356" calcext:value-type="float">
            <text:p>0.004013356</text:p>
          </table:table-cell>
          <table:table-cell office:value-type="float" office:value="0.0250677108" calcext:value-type="float">
            <text:p>0.0250677108</text:p>
          </table:table-cell>
          <table:table-cell office:value-type="float" office:value="0.4334836842" calcext:value-type="float">
            <text:p>0.433483684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0630835" calcext:value-type="float">
            <text:p>0.000630835</text:p>
          </table:table-cell>
          <table:table-cell office:value-type="float" office:value="0.0010827738" calcext:value-type="float">
            <text:p>0.0010827738</text:p>
          </table:table-cell>
          <table:table-cell office:value-type="float" office:value="0.0012880818" calcext:value-type="float">
            <text:p>0.0012880818</text:p>
          </table:table-cell>
          <table:table-cell office:value-type="float" office:value="0.0007136316" calcext:value-type="float">
            <text:p>0.0007136316</text:p>
          </table:table-cell>
          <table:table-cell office:value-type="float" office:value="0.0009877856" calcext:value-type="float">
            <text:p>0.000987785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063775576" calcext:value-type="float">
            <text:p>0.0063775576</text:p>
          </table:table-cell>
          <table:table-cell office:value-type="float" office:value="0.0205015638" calcext:value-type="float">
            <text:p>0.0205015638</text:p>
          </table:table-cell>
          <table:table-cell office:value-type="float" office:value="0.1510710734" calcext:value-type="float">
            <text:p>0.1510710734</text:p>
          </table:table-cell>
          <table:table-cell office:value-type="float" office:value="1.5110972628" calcext:value-type="float">
            <text:p>1.5110972628</text:p>
          </table:table-cell>
          <table:table-cell office:value-type="float" office:value="19.6797270356" calcext:value-type="float">
            <text:p>19.6797270356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float" office:value="0.4969418724" calcext:value-type="float">
            <text:p>0.4969418724</text:p>
          </table:table-cell>
          <table:table-cell office:value-type="float" office:value="0.249945337" calcext:value-type="float">
            <text:p>0.249945337</text:p>
          </table:table-cell>
          <table:table-cell office:value-type="float" office:value="0.5394323068" calcext:value-type="float">
            <text:p>0.5394323068</text:p>
          </table:table-cell>
          <table:table-cell office:value-type="float" office:value="3.600492059" calcext:value-type="float">
            <text:p>3.600492059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float" office:value="0.2832767464" calcext:value-type="float">
            <text:p>0.2832767464</text:p>
          </table:table-cell>
          <table:table-cell office:value-type="float" office:value="0.2289260874" calcext:value-type="float">
            <text:p>0.2289260874</text:p>
          </table:table-cell>
          <table:table-cell office:value-type="float" office:value="0.8764404644" calcext:value-type="float">
            <text:p>0.8764404644</text:p>
          </table:table-cell>
          <table:table-cell office:value-type="float" office:value="4.4545087586" calcext:value-type="float">
            <text:p>4.4545087586</text:p>
          </table:table-cell>
          <table:table-cell/>
        </table:table-row>
      </table:table>
      <table:named-expressions/>
      <table:database-ranges>
        <table:database-range table:name="__Anonymous_Sheet_DB__0" table:target-range-address="Summary.A1:Summary.H7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09:13:34.805805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25T09:40:56.474344774</dc:date>
    <meta:editing-duration>PT21H25M2S</meta:editing-duration>
    <meta:editing-cycles>22</meta:editing-cycles>
    <meta:document-statistic meta:table-count="8" meta:cell-count="1101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Load.A1:Load.F10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Load.B1:Loa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F2" chart:label-cell-address="Load.A2:Load.A2" chart:class="chart:line">
            <chart:data-point chart:repeated="5"/>
          </chart:series>
          <chart:series chart:attached-axis="primary-y" chart:style-name="ch11" chart:values-cell-range-address="Load.B3:Load.F3" chart:label-cell-address="Load.A3:Load.A3" chart:class="chart:line">
            <chart:data-point chart:repeated="5"/>
          </chart:series>
          <chart:series chart:attached-axis="primary-y" chart:style-name="ch12" chart:values-cell-range-address="Load.B4:Load.F4" chart:label-cell-address="Load.A4:Load.A4" chart:class="chart:line">
            <chart:data-point chart:repeated="5"/>
          </chart:series>
          <chart:series chart:attached-axis="primary-y" chart:style-name="ch13" chart:values-cell-range-address="Load.B5:Load.F5" chart:label-cell-address="Load.A5:Load.A5" chart:class="chart:line">
            <chart:data-point chart:repeated="5"/>
          </chart:series>
          <chart:series chart:attached-axis="primary-y" chart:style-name="ch14" chart:values-cell-range-address="Load.B6:Load.F6" chart:label-cell-address="Load.A6:Load.A6" chart:class="chart:line">
            <chart:data-point chart:repeated="5"/>
          </chart:series>
          <chart:series chart:attached-axis="primary-y" chart:style-name="ch15" chart:values-cell-range-address="Load.B7:Load.F7" chart:label-cell-address="Load.A7:Load.A7" chart:class="chart:line">
            <chart:data-point chart:repeated="5"/>
          </chart:series>
          <chart:series chart:attached-axis="primary-y" chart:style-name="ch16" chart:values-cell-range-address="Load.B8:Load.F8" chart:label-cell-address="Load.A8:Load.A8" chart:class="chart:line">
            <chart:data-point chart:repeated="5"/>
          </chart:series>
          <chart:series chart:attached-axis="primary-y" chart:style-name="ch17" chart:values-cell-range-address="Load.B9:Load.F9" chart:label-cell-address="Load.A9:Load.A9" chart:class="chart:line">
            <chart:data-point chart:repeated="5"/>
          </chart:series>
          <chart:series chart:attached-axis="primary-y" chart:style-name="ch18" chart:values-cell-range-address="Load.B10:Load.F10" chart:label-cell-address="Load.A10:Loa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Load.B1:Loa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493726">
                <text:p>0.0000493726</text:p>
                <draw:g>
                  <svg:desc>Load.B2:Load.F2</svg:desc>
                </draw:g>
              </table:table-cell>
              <table:table-cell office:value-type="float" office:value="0.0001757466">
                <text:p>0.0001757466</text:p>
              </table:table-cell>
              <table:table-cell office:value-type="float" office:value="0.0011288194">
                <text:p>0.0011288194</text:p>
              </table:table-cell>
              <table:table-cell office:value-type="float" office:value="0.0091547562">
                <text:p>0.0091547562</text:p>
              </table:table-cell>
              <table:table-cell office:value-type="float" office:value="0.0790990382">
                <text:p>0.0790990382</text:p>
              </table:table-cell>
            </table:table-row>
            <table:table-row>
              <table:table-cell office:value-type="string">
                <text:p>'BF-Trie4'</text:p>
                <draw:g>
                  <svg:desc>Load.A3:Load.A3</svg:desc>
                </draw:g>
              </table:table-cell>
              <table:table-cell office:value-type="float" office:value="0.0025753972">
                <text:p>0.0025753972</text:p>
                <draw:g>
                  <svg:desc>Load.B3:Load.F3</svg:desc>
                </draw:g>
              </table:table-cell>
              <table:table-cell office:value-type="float" office:value="0.0008442468">
                <text:p>0.0008442468</text:p>
              </table:table-cell>
              <table:table-cell office:value-type="float" office:value="0.0076406014">
                <text:p>0.0076406014</text:p>
              </table:table-cell>
              <table:table-cell office:value-type="float" office:value="0.1001542056">
                <text:p>0.1001542056</text:p>
              </table:table-cell>
              <table:table-cell office:value-type="float" office:value="2.2588461222">
                <text:p>2.2588461222</text:p>
              </table:table-cell>
            </table:table-row>
            <table:table-row>
              <table:table-cell office:value-type="string">
                <text:p>'BF-Trie8'</text:p>
                <draw:g>
                  <svg:desc>Load.A4:Load.A4</svg:desc>
                </draw:g>
              </table:table-cell>
              <table:table-cell office:value-type="float" office:value="0.000214938">
                <text:p>0.000214938</text:p>
                <draw:g>
                  <svg:desc>Load.B4:Load.F4</svg:desc>
                </draw:g>
              </table:table-cell>
              <table:table-cell office:value-type="float" office:value="0.0032156406">
                <text:p>0.0032156406</text:p>
              </table:table-cell>
              <table:table-cell office:value-type="float" office:value="0.007333351">
                <text:p>0.007333351</text:p>
              </table:table-cell>
              <table:table-cell office:value-type="float" office:value="0.0961064902">
                <text:p>0.0961064902</text:p>
              </table:table-cell>
              <table:table-cell office:value-type="float" office:value="2.5411148944">
                <text:p>2.5411148944</text:p>
              </table:table-cell>
            </table:table-row>
            <table:table-row>
              <table:table-cell office:value-type="string">
                <text:p>'Bloofi'</text:p>
                <draw:g>
                  <svg:desc>Load.A5:Load.A5</svg:desc>
                </draw:g>
              </table:table-cell>
              <table:table-cell office:value-type="float" office:value="0.0087410258">
                <text:p>0.0087410258</text:p>
                <draw:g>
                  <svg:desc>Load.B5:Load.F5</svg:desc>
                </draw:g>
              </table:table-cell>
              <table:table-cell office:value-type="float" office:value="0.0129294958">
                <text:p>0.0129294958</text:p>
              </table:table-cell>
              <table:table-cell office:value-type="float" office:value="0.153077796">
                <text:p>0.153077796</text:p>
              </table:table-cell>
              <table:table-cell office:value-type="float" office:value="1.0147073906">
                <text:p>1.0147073906</text:p>
              </table:table-cell>
              <table:table-cell office:value-type="float" office:value="13.5571888504">
                <text:p>13.5571888504</text:p>
              </table:table-cell>
            </table:table-row>
            <table:table-row>
              <table:table-cell office:value-type="string">
                <text:p>'FlatBloofi'</text:p>
                <draw:g>
                  <svg:desc>Load.A6:Load.A6</svg:desc>
                </draw:g>
              </table:table-cell>
              <table:table-cell office:value-type="float" office:value="0.0008963176">
                <text:p>0.0008963176</text:p>
                <draw:g>
                  <svg:desc>Load.B6:Load.F6</svg:desc>
                </draw:g>
              </table:table-cell>
              <table:table-cell office:value-type="float" office:value="0.0031938456">
                <text:p>0.0031938456</text:p>
              </table:table-cell>
              <table:table-cell office:value-type="float" office:value="0.0159273666">
                <text:p>0.0159273666</text:p>
              </table:table-cell>
              <table:table-cell office:value-type="float" office:value="0.160449986">
                <text:p>0.160449986</text:p>
              </table:table-cell>
              <table:table-cell office:value-type="float" office:value="8.5191752136">
                <text:p>8.5191752136</text:p>
              </table:table-cell>
            </table:table-row>
            <table:table-row>
              <table:table-cell office:value-type="string">
                <text:p>'Hamming'</text:p>
                <draw:g>
                  <svg:desc>Load.A7:Load.A7</svg:desc>
                </draw:g>
              </table:table-cell>
              <table:table-cell office:value-type="float" office:value="0.0054094908">
                <text:p>0.0054094908</text:p>
                <draw:g>
                  <svg:desc>Load.B7:Load.F7</svg:desc>
                </draw:g>
              </table:table-cell>
              <table:table-cell office:value-type="float" office:value="0.003797292">
                <text:p>0.003797292</text:p>
              </table:table-cell>
              <table:table-cell office:value-type="float" office:value="0.0322859974">
                <text:p>0.0322859974</text:p>
              </table:table-cell>
              <table:table-cell office:value-type="float" office:value="0.3056456692">
                <text:p>0.3056456692</text:p>
              </table:table-cell>
              <table:table-cell office:value-type="float" office:value="2.475712551">
                <text:p>2.475712551</text:p>
              </table:table-cell>
            </table:table-row>
            <table:table-row>
              <table:table-cell office:value-type="string">
                <text:p>'List'</text:p>
                <draw:g>
                  <svg:desc>Load.A8:Load.A8</svg:desc>
                </draw:g>
              </table:table-cell>
              <table:table-cell office:value-type="float" office:value="0.0000242508">
                <text:p>0.0000242508</text:p>
                <draw:g>
                  <svg:desc>Load.B8:Load.F8</svg:desc>
                </draw:g>
              </table:table-cell>
              <table:table-cell office:value-type="float" office:value="0.0001810908">
                <text:p>0.0001810908</text:p>
              </table:table-cell>
              <table:table-cell office:value-type="float" office:value="0.003940109">
                <text:p>0.003940109</text:p>
              </table:table-cell>
              <table:table-cell office:value-type="float" office:value="0.0072639394">
                <text:p>0.0072639394</text:p>
              </table:table-cell>
              <table:table-cell office:value-type="float" office:value="0.0828766348">
                <text:p>0.0828766348</text:p>
              </table:table-cell>
            </table:table-row>
            <table:table-row>
              <table:table-cell office:value-type="string">
                <text:p>'NaturalBloofi'</text:p>
                <draw:g>
                  <svg:desc>Load.A9:Load.A9</svg:desc>
                </draw:g>
              </table:table-cell>
              <table:table-cell office:value-type="float" office:value="0.2291342266">
                <text:p>0.2291342266</text:p>
                <draw:g>
                  <svg:desc>Load.B9:Load.F9</svg:desc>
                </draw:g>
              </table:table-cell>
              <table:table-cell office:value-type="float" office:value="1.8008197406">
                <text:p>1.8008197406</text:p>
              </table:table-cell>
              <table:table-cell office:value-type="float" office:value="44.5276085834">
                <text:p>44.5276085834</text:p>
              </table:table-cell>
              <table:table-cell office:value-type="float" office:value="1992.1948306198">
                <text:p>1992.1948306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Load.A10:Load.A10</svg:desc>
                </draw:g>
              </table:table-cell>
              <table:table-cell office:value-type="float" office:value="0.0513983226">
                <text:p>0.0513983226</text:p>
                <draw:g>
                  <svg:desc>Load.B10:Load.F10</svg:desc>
                </draw:g>
              </table:table-cell>
              <table:table-cell office:value-type="float" office:value="0.4761053784">
                <text:p>0.4761053784</text:p>
              </table:table-cell>
              <table:table-cell office:value-type="float" office:value="29.8646566046">
                <text:p>29.8646566046</text:p>
              </table:table-cell>
              <table:table-cell office:value-type="float" office:value="839.493619161">
                <text:p>839.4936191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Query_Complete.A1:Query_Complete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Query_Complete.B1:Query_Complete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Complete.B2:Query_Complete.F2" chart:label-cell-address="Query_Complete.A2:Query_Complete.A2" chart:class="chart:line">
            <chart:data-point chart:repeated="5"/>
          </chart:series>
          <chart:series chart:attached-axis="primary-y" chart:style-name="ch11" chart:values-cell-range-address="Query_Complete.B3:Query_Complete.F3" chart:label-cell-address="Query_Complete.A3:Query_Complete.A3" chart:class="chart:line">
            <chart:data-point chart:repeated="5"/>
          </chart:series>
          <chart:series chart:attached-axis="primary-y" chart:style-name="ch12" chart:values-cell-range-address="Query_Complete.B4:Query_Complete.F4" chart:label-cell-address="Query_Complete.A4:Query_Complete.A4" chart:class="chart:line">
            <chart:data-point chart:repeated="5"/>
          </chart:series>
          <chart:series chart:attached-axis="primary-y" chart:style-name="ch13" chart:values-cell-range-address="Query_Complete.B5:Query_Complete.F5" chart:label-cell-address="Query_Complete.A5:Query_Complete.A5" chart:class="chart:line">
            <chart:data-point chart:repeated="5"/>
          </chart:series>
          <chart:series chart:attached-axis="primary-y" chart:style-name="ch14" chart:values-cell-range-address="Query_Complete.B6:Query_Complete.F6" chart:label-cell-address="Query_Complete.A6:Query_Complete.A6" chart:class="chart:line">
            <chart:data-point chart:repeated="5"/>
          </chart:series>
          <chart:series chart:attached-axis="primary-y" chart:style-name="ch15" chart:values-cell-range-address="Query_Complete.B7:Query_Complete.F7" chart:label-cell-address="Query_Complete.A7:Query_Complete.A7" chart:class="chart:line">
            <chart:data-point chart:repeated="5"/>
          </chart:series>
          <chart:series chart:attached-axis="primary-y" chart:style-name="ch16" chart:values-cell-range-address="Query_Complete.B8:Query_Complete.F8" chart:label-cell-address="Query_Complete.A8:Query_Complete.A8" chart:class="chart:line">
            <chart:data-point chart:repeated="5"/>
          </chart:series>
          <chart:series chart:attached-axis="primary-y" chart:style-name="ch17" chart:values-cell-range-address="Query_Complete.B9:Query_Complete.F9" chart:label-cell-address="Query_Complete.A9:Query_Complete.A9" chart:class="chart:line">
            <chart:data-point chart:repeated="5"/>
          </chart:series>
          <chart:series chart:attached-axis="primary-y" chart:style-name="ch18" chart:values-cell-range-address="Query_Complete.B10:Query_Complete.F10" chart:label-cell-address="Query_Complete.A10:Query_Complete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Query_Complete.B1:Query_Complete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Complete.A2:Query_Complete.A2</svg:desc>
                </draw:g>
              </table:table-cell>
              <table:table-cell office:value-type="float" office:value="0.0058024514">
                <text:p>0.0058024514</text:p>
                <draw:g>
                  <svg:desc>Query_Complete.B2:Query_Complete.F2</svg:desc>
                </draw:g>
              </table:table-cell>
              <table:table-cell office:value-type="float" office:value="0.0063707162">
                <text:p>0.0063707162</text:p>
              </table:table-cell>
              <table:table-cell office:value-type="float" office:value="0.040338469">
                <text:p>0.040338469</text:p>
              </table:table-cell>
              <table:table-cell office:value-type="float" office:value="0.4581959814">
                <text:p>0.4581959814</text:p>
              </table:table-cell>
              <table:table-cell office:value-type="float" office:value="8.1150478492">
                <text:p>8.1150478492</text:p>
              </table:table-cell>
            </table:table-row>
            <table:table-row>
              <table:table-cell office:value-type="string">
                <text:p>'BF-Trie4'</text:p>
                <draw:g>
                  <svg:desc>Query_Complete.A3:Query_Complete.A3</svg:desc>
                </draw:g>
              </table:table-cell>
              <table:table-cell office:value-type="float" office:value="0.0043950824">
                <text:p>0.0043950824</text:p>
                <draw:g>
                  <svg:desc>Query_Complete.B3:Query_Complete.F3</svg:desc>
                </draw:g>
              </table:table-cell>
              <table:table-cell office:value-type="float" office:value="0.0015090104">
                <text:p>0.0015090104</text:p>
              </table:table-cell>
              <table:table-cell office:value-type="float" office:value="0.0106364112">
                <text:p>0.0106364112</text:p>
              </table:table-cell>
              <table:table-cell office:value-type="float" office:value="0.077042493">
                <text:p>0.077042493</text:p>
              </table:table-cell>
              <table:table-cell office:value-type="float" office:value="0.4195560254">
                <text:p>0.4195560254</text:p>
              </table:table-cell>
            </table:table-row>
            <table:table-row>
              <table:table-cell office:value-type="string">
                <text:p>'BF-Trie8'</text:p>
                <draw:g>
                  <svg:desc>Query_Complete.A4:Query_Complete.A4</svg:desc>
                </draw:g>
              </table:table-cell>
              <table:table-cell office:value-type="float" office:value="0.0008069948">
                <text:p>0.0008069948</text:p>
                <draw:g>
                  <svg:desc>Query_Complete.B4:Query_Complete.F4</svg:desc>
                </draw:g>
              </table:table-cell>
              <table:table-cell office:value-type="float" office:value="0.0030387624">
                <text:p>0.0030387624</text:p>
              </table:table-cell>
              <table:table-cell office:value-type="float" office:value="0.0142867064">
                <text:p>0.0142867064</text:p>
              </table:table-cell>
              <table:table-cell office:value-type="float" office:value="0.0725421516">
                <text:p>0.0725421516</text:p>
              </table:table-cell>
              <table:table-cell office:value-type="float" office:value="0.3927082748">
                <text:p>0.3927082748</text:p>
              </table:table-cell>
            </table:table-row>
            <table:table-row>
              <table:table-cell office:value-type="string">
                <text:p>'Bloofi'</text:p>
                <draw:g>
                  <svg:desc>Query_Complete.A5:Query_Complete.A5</svg:desc>
                </draw:g>
              </table:table-cell>
              <table:table-cell office:value-type="float" office:value="0.0068346932">
                <text:p>0.0068346932</text:p>
                <draw:g>
                  <svg:desc>Query_Complete.B5:Query_Complete.F5</svg:desc>
                </draw:g>
              </table:table-cell>
              <table:table-cell office:value-type="float" office:value="0.0121725052">
                <text:p>0.0121725052</text:p>
              </table:table-cell>
              <table:table-cell office:value-type="float" office:value="0.0966364806">
                <text:p>0.0966364806</text:p>
              </table:table-cell>
              <table:table-cell office:value-type="float" office:value="1.0089702712">
                <text:p>1.0089702712</text:p>
              </table:table-cell>
              <table:table-cell office:value-type="float" office:value="21.221908905">
                <text:p>21.221908905</text:p>
              </table:table-cell>
            </table:table-row>
            <table:table-row>
              <table:table-cell office:value-type="string">
                <text:p>'FlatBloofi'</text:p>
                <draw:g>
                  <svg:desc>Query_Complete.A6:Query_Complete.A6</svg:desc>
                </draw:g>
              </table:table-cell>
              <table:table-cell office:value-type="float" office:value="0.0045598972">
                <text:p>0.0045598972</text:p>
                <draw:g>
                  <svg:desc>Query_Complete.B6:Query_Complete.F6</svg:desc>
                </draw:g>
              </table:table-cell>
              <table:table-cell office:value-type="float" office:value="0.0138151266">
                <text:p>0.0138151266</text:p>
              </table:table-cell>
              <table:table-cell office:value-type="float" office:value="0.0321952548">
                <text:p>0.0321952548</text:p>
              </table:table-cell>
              <table:table-cell office:value-type="float" office:value="0.2417990852">
                <text:p>0.2417990852</text:p>
              </table:table-cell>
              <table:table-cell office:value-type="float" office:value="5.4249863202">
                <text:p>5.4249863202</text:p>
              </table:table-cell>
            </table:table-row>
            <table:table-row>
              <table:table-cell office:value-type="string">
                <text:p>'Hamming'</text:p>
                <draw:g>
                  <svg:desc>Query_Complete.A7:Query_Complete.A7</svg:desc>
                </draw:g>
              </table:table-cell>
              <table:table-cell office:value-type="float" office:value="0.037453282">
                <text:p>0.037453282</text:p>
                <draw:g>
                  <svg:desc>Query_Complete.B7:Query_Complete.F7</svg:desc>
                </draw:g>
              </table:table-cell>
              <table:table-cell office:value-type="float" office:value="0.0123326774">
                <text:p>0.0123326774</text:p>
              </table:table-cell>
              <table:table-cell office:value-type="float" office:value="0.1246176062">
                <text:p>0.1246176062</text:p>
              </table:table-cell>
              <table:table-cell office:value-type="float" office:value="1.596311342">
                <text:p>1.596311342</text:p>
              </table:table-cell>
              <table:table-cell office:value-type="float" office:value="30.0421809262">
                <text:p>30.0421809262</text:p>
              </table:table-cell>
            </table:table-row>
            <table:table-row>
              <table:table-cell office:value-type="string">
                <text:p>'List'</text:p>
                <draw:g>
                  <svg:desc>Query_Complete.A8:Query_Complete.A8</svg:desc>
                </draw:g>
              </table:table-cell>
              <table:table-cell office:value-type="float" office:value="0.0053169806">
                <text:p>0.0053169806</text:p>
                <draw:g>
                  <svg:desc>Query_Complete.B8:Query_Complete.F8</svg:desc>
                </draw:g>
              </table:table-cell>
              <table:table-cell office:value-type="float" office:value="0.007794107">
                <text:p>0.007794107</text:p>
              </table:table-cell>
              <table:table-cell office:value-type="float" office:value="0.1324978286">
                <text:p>0.1324978286</text:p>
              </table:table-cell>
              <table:table-cell office:value-type="float" office:value="0.6619382632">
                <text:p>0.6619382632</text:p>
              </table:table-cell>
              <table:table-cell office:value-type="float" office:value="11.0642550704">
                <text:p>11.0642550704</text:p>
              </table:table-cell>
            </table:table-row>
            <table:table-row>
              <table:table-cell office:value-type="string">
                <text:p>'NaturalBloofi'</text:p>
                <draw:g>
                  <svg:desc>Query_Complete.A9:Query_Complete.A9</svg:desc>
                </draw:g>
              </table:table-cell>
              <table:table-cell office:value-type="float" office:value="0.6144398922">
                <text:p>0.6144398922</text:p>
                <draw:g>
                  <svg:desc>Query_Complete.B9:Query_Complete.F9</svg:desc>
                </draw:g>
              </table:table-cell>
              <table:table-cell office:value-type="float" office:value="0.5508513838">
                <text:p>0.5508513838</text:p>
              </table:table-cell>
              <table:table-cell office:value-type="float" office:value="0.7313544458">
                <text:p>0.7313544458</text:p>
              </table:table-cell>
              <table:table-cell office:value-type="float" office:value="2.1466312276">
                <text:p>2.146631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Query_Complete.A10:Query_Complete.A10</svg:desc>
                </draw:g>
              </table:table-cell>
              <table:table-cell office:value-type="float" office:value="0.5401644966">
                <text:p>0.5401644966</text:p>
                <draw:g>
                  <svg:desc>Query_Complete.B10:Query_Complete.F10</svg:desc>
                </draw:g>
              </table:table-cell>
              <table:table-cell office:value-type="float" office:value="0.5415223524">
                <text:p>0.5415223524</text:p>
              </table:table-cell>
              <table:table-cell office:value-type="float" office:value="0.9190993506">
                <text:p>0.9190993506</text:p>
              </table:table-cell>
              <table:table-cell office:value-type="float" office:value="5.7245459914">
                <text:p>5.72454599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Query_HighCard.A1:Query_HighCard.F10" chart:data-source-has-labels="both" svg:x="0.045cm" svg:y="0.21cm" svg:width="13.22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847cm" svg:y="9.256cm" chart:style-name="ch5">
              <text:p>N of Filters</text:p>
            </chart:title>
            <chart:categories table:cell-range-address="Query_HighCard.B1:Query_High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HighCard.B2:Query_HighCard.F2" chart:label-cell-address="Query_HighCard.A2:Query_HighCard.A2" chart:class="chart:line">
            <chart:data-point chart:repeated="5"/>
          </chart:series>
          <chart:series chart:attached-axis="primary-y" chart:style-name="ch11" chart:values-cell-range-address="Query_HighCard.B3:Query_HighCard.F3" chart:label-cell-address="Query_HighCard.A3:Query_HighCard.A3" chart:class="chart:line">
            <chart:data-point chart:repeated="5"/>
          </chart:series>
          <chart:series chart:attached-axis="primary-y" chart:style-name="ch12" chart:values-cell-range-address="Query_HighCard.B4:Query_HighCard.F4" chart:label-cell-address="Query_HighCard.A4:Query_HighCard.A4" chart:class="chart:line">
            <chart:data-point chart:repeated="5"/>
          </chart:series>
          <chart:series chart:attached-axis="primary-y" chart:style-name="ch13" chart:values-cell-range-address="Query_HighCard.B5:Query_HighCard.F5" chart:label-cell-address="Query_HighCard.A5:Query_HighCard.A5" chart:class="chart:line">
            <chart:data-point chart:repeated="5"/>
          </chart:series>
          <chart:series chart:attached-axis="primary-y" chart:style-name="ch14" chart:values-cell-range-address="Query_HighCard.B6:Query_HighCard.F6" chart:label-cell-address="Query_HighCard.A6:Query_HighCard.A6" chart:class="chart:line">
            <chart:data-point chart:repeated="5"/>
          </chart:series>
          <chart:series chart:attached-axis="primary-y" chart:style-name="ch15" chart:values-cell-range-address="Query_HighCard.B7:Query_HighCard.F7" chart:label-cell-address="Query_HighCard.A7:Query_HighCard.A7" chart:class="chart:line">
            <chart:data-point chart:repeated="5"/>
          </chart:series>
          <chart:series chart:attached-axis="primary-y" chart:style-name="ch16" chart:values-cell-range-address="Query_HighCard.B8:Query_HighCard.F8" chart:label-cell-address="Query_HighCard.A8:Query_HighCard.A8" chart:class="chart:line">
            <chart:data-point chart:repeated="5"/>
          </chart:series>
          <chart:series chart:attached-axis="primary-y" chart:style-name="ch17" chart:values-cell-range-address="Query_HighCard.B9:Query_HighCard.F9" chart:label-cell-address="Query_HighCard.A9:Query_HighCard.A9" chart:class="chart:line">
            <chart:data-point chart:repeated="5"/>
          </chart:series>
          <chart:series chart:attached-axis="primary-y" chart:style-name="ch18" chart:values-cell-range-address="Query_HighCard.B10:Query_HighCard.F10" chart:label-cell-address="Query_HighCard.A10:Query_HighCar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Query_HighCard.B1:Query_HighCard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HighCard.A2:Query_HighCard.A2</svg:desc>
                </draw:g>
              </table:table-cell>
              <table:table-cell office:value-type="float" office:value="0.0014111">
                <text:p>0.0014111</text:p>
                <draw:g>
                  <svg:desc>Query_HighCard.B2:Query_HighCard.F2</svg:desc>
                </draw:g>
              </table:table-cell>
              <table:table-cell office:value-type="float" office:value="0.0046857558">
                <text:p>0.0046857558</text:p>
              </table:table-cell>
              <table:table-cell office:value-type="float" office:value="0.069276848">
                <text:p>0.069276848</text:p>
              </table:table-cell>
              <table:table-cell office:value-type="float" office:value="0.546503857">
                <text:p>0.546503857</text:p>
              </table:table-cell>
              <table:table-cell office:value-type="float" office:value="9.1036609754">
                <text:p>9.1036609754</text:p>
              </table:table-cell>
            </table:table-row>
            <table:table-row>
              <table:table-cell office:value-type="string">
                <text:p>'BF-Trie4'</text:p>
                <draw:g>
                  <svg:desc>Query_HighCard.A3:Query_HighCard.A3</svg:desc>
                </draw:g>
              </table:table-cell>
              <table:table-cell office:value-type="float" office:value="0.0125497126">
                <text:p>0.0125497126</text:p>
                <draw:g>
                  <svg:desc>Query_HighCard.B3:Query_HighCard.F3</svg:desc>
                </draw:g>
              </table:table-cell>
              <table:table-cell office:value-type="float" office:value="0.0334933682">
                <text:p>0.0334933682</text:p>
              </table:table-cell>
              <table:table-cell office:value-type="float" office:value="0.362841932">
                <text:p>0.362841932</text:p>
              </table:table-cell>
              <table:table-cell office:value-type="float" office:value="3.556110287">
                <text:p>3.556110287</text:p>
              </table:table-cell>
              <table:table-cell office:value-type="float" office:value="19.470539481">
                <text:p>19.470539481</text:p>
              </table:table-cell>
            </table:table-row>
            <table:table-row>
              <table:table-cell office:value-type="string">
                <text:p>'BF-Trie8'</text:p>
                <draw:g>
                  <svg:desc>Query_HighCard.A4:Query_HighCard.A4</svg:desc>
                </draw:g>
              </table:table-cell>
              <table:table-cell office:value-type="float" office:value="0.0063615094">
                <text:p>0.0063615094</text:p>
                <draw:g>
                  <svg:desc>Query_HighCard.B4:Query_HighCard.F4</svg:desc>
                </draw:g>
              </table:table-cell>
              <table:table-cell office:value-type="float" office:value="0.047678332">
                <text:p>0.047678332</text:p>
              </table:table-cell>
              <table:table-cell office:value-type="float" office:value="0.3657167246">
                <text:p>0.3657167246</text:p>
              </table:table-cell>
              <table:table-cell office:value-type="float" office:value="3.4552830166">
                <text:p>3.4552830166</text:p>
              </table:table-cell>
              <table:table-cell office:value-type="float" office:value="19.4004632832">
                <text:p>19.4004632832</text:p>
              </table:table-cell>
            </table:table-row>
            <table:table-row>
              <table:table-cell office:value-type="string">
                <text:p>'Bloofi'</text:p>
                <draw:g>
                  <svg:desc>Query_HighCard.A5:Query_HighCard.A5</svg:desc>
                </draw:g>
              </table:table-cell>
              <table:table-cell office:value-type="float" office:value="0.0052408324">
                <text:p>0.0052408324</text:p>
                <draw:g>
                  <svg:desc>Query_HighCard.B5:Query_HighCard.F5</svg:desc>
                </draw:g>
              </table:table-cell>
              <table:table-cell office:value-type="float" office:value="0.0120901836">
                <text:p>0.0120901836</text:p>
              </table:table-cell>
              <table:table-cell office:value-type="float" office:value="0.1297004228">
                <text:p>0.1297004228</text:p>
              </table:table-cell>
              <table:table-cell office:value-type="float" office:value="1.6481601358">
                <text:p>1.6481601358</text:p>
              </table:table-cell>
              <table:table-cell office:value-type="float" office:value="29.4139515328">
                <text:p>29.4139515328</text:p>
              </table:table-cell>
            </table:table-row>
            <table:table-row>
              <table:table-cell office:value-type="string">
                <text:p>'FlatBloofi'</text:p>
                <draw:g>
                  <svg:desc>Query_HighCard.A6:Query_HighCard.A6</svg:desc>
                </draw:g>
              </table:table-cell>
              <table:table-cell office:value-type="float" office:value="0.0073187958">
                <text:p>0.0073187958</text:p>
                <draw:g>
                  <svg:desc>Query_HighCard.B6:Query_HighCard.F6</svg:desc>
                </draw:g>
              </table:table-cell>
              <table:table-cell office:value-type="float" office:value="0.0129786048">
                <text:p>0.0129786048</text:p>
              </table:table-cell>
              <table:table-cell office:value-type="float" office:value="0.0833519568">
                <text:p>0.0833519568</text:p>
              </table:table-cell>
              <table:table-cell office:value-type="float" office:value="1.0841335646">
                <text:p>1.0841335646</text:p>
              </table:table-cell>
              <table:table-cell office:value-type="float" office:value="7.15075713">
                <text:p>7.15075713</text:p>
              </table:table-cell>
            </table:table-row>
            <table:table-row>
              <table:table-cell office:value-type="string">
                <text:p>'Hamming'</text:p>
                <draw:g>
                  <svg:desc>Query_HighCard.A7:Query_HighCard.A7</svg:desc>
                </draw:g>
              </table:table-cell>
              <table:table-cell office:value-type="float" office:value="0.0624745252">
                <text:p>0.0624745252</text:p>
                <draw:g>
                  <svg:desc>Query_HighCard.B7:Query_HighCard.F7</svg:desc>
                </draw:g>
              </table:table-cell>
              <table:table-cell office:value-type="float" office:value="0.064256719">
                <text:p>0.064256719</text:p>
              </table:table-cell>
              <table:table-cell office:value-type="float" office:value="0.3757285886">
                <text:p>0.3757285886</text:p>
              </table:table-cell>
              <table:table-cell office:value-type="float" office:value="5.9266987262">
                <text:p>5.9266987262</text:p>
              </table:table-cell>
              <table:table-cell office:value-type="float" office:value="56.9616120894">
                <text:p>56.9616120894</text:p>
              </table:table-cell>
            </table:table-row>
            <table:table-row>
              <table:table-cell office:value-type="string">
                <text:p>'List'</text:p>
                <draw:g>
                  <svg:desc>Query_HighCard.A8:Query_HighCard.A8</svg:desc>
                </draw:g>
              </table:table-cell>
              <table:table-cell office:value-type="float" office:value="0.0016132488">
                <text:p>0.0016132488</text:p>
                <draw:g>
                  <svg:desc>Query_HighCard.B8:Query_HighCard.F8</svg:desc>
                </draw:g>
              </table:table-cell>
              <table:table-cell office:value-type="float" office:value="0.0082395668">
                <text:p>0.0082395668</text:p>
              </table:table-cell>
              <table:table-cell office:value-type="float" office:value="0.101419617">
                <text:p>0.101419617</text:p>
              </table:table-cell>
              <table:table-cell office:value-type="float" office:value="0.7526505978">
                <text:p>0.7526505978</text:p>
              </table:table-cell>
              <table:table-cell office:value-type="float" office:value="11.5068991146">
                <text:p>11.5068991146</text:p>
              </table:table-cell>
            </table:table-row>
            <table:table-row>
              <table:table-cell office:value-type="string">
                <text:p>'NaturalBloofi'</text:p>
                <draw:g>
                  <svg:desc>Query_HighCard.A9:Query_HighCard.A9</svg:desc>
                </draw:g>
              </table:table-cell>
              <table:table-cell office:value-type="float" office:value="0.231384488">
                <text:p>0.231384488</text:p>
                <draw:g>
                  <svg:desc>Query_HighCard.B9:Query_HighCard.F9</svg:desc>
                </draw:g>
              </table:table-cell>
              <table:table-cell office:value-type="float" office:value="0.2304766452">
                <text:p>0.2304766452</text:p>
              </table:table-cell>
              <table:table-cell office:value-type="float" office:value="0.4892473938">
                <text:p>0.4892473938</text:p>
              </table:table-cell>
              <table:table-cell office:value-type="float" office:value="4.0543085004">
                <text:p>4.0543085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Query_HighCard.A10:Query_HighCard.A10</svg:desc>
                </draw:g>
              </table:table-cell>
              <table:table-cell office:value-type="float" office:value="0.2201857046">
                <text:p>0.2201857046</text:p>
                <draw:g>
                  <svg:desc>Query_HighCard.B10:Query_HighCard.F10</svg:desc>
                </draw:g>
              </table:table-cell>
              <table:table-cell office:value-type="float" office:value="0.2203919022">
                <text:p>0.2203919022</text:p>
              </table:table-cell>
              <table:table-cell office:value-type="float" office:value="0.4510589568">
                <text:p>0.4510589568</text:p>
              </table:table-cell>
              <table:table-cell office:value-type="float" office:value="3.2420965668">
                <text:p>3.24209656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Query_LowCard.A1:Query_LowCard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Query_LowCard.B1:Query_Low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LowCard.B2:Query_LowCard.F2" chart:label-cell-address="Query_LowCard.A2:Query_LowCard.A2" chart:class="chart:line">
            <chart:data-point chart:repeated="5"/>
          </chart:series>
          <chart:series chart:attached-axis="primary-y" chart:style-name="ch11" chart:values-cell-range-address="Query_LowCard.B3:Query_LowCard.F3" chart:label-cell-address="Query_LowCard.A3:Query_LowCard.A3" chart:class="chart:line">
            <chart:data-point chart:repeated="5"/>
          </chart:series>
          <chart:series chart:attached-axis="primary-y" chart:style-name="ch12" chart:values-cell-range-address="Query_LowCard.B4:Query_LowCard.F4" chart:label-cell-address="Query_LowCard.A4:Query_LowCard.A4" chart:class="chart:line">
            <chart:data-point chart:repeated="5"/>
          </chart:series>
          <chart:series chart:attached-axis="primary-y" chart:style-name="ch13" chart:values-cell-range-address="Query_LowCard.B5:Query_LowCard.F5" chart:label-cell-address="Query_LowCard.A5:Query_LowCard.A5" chart:class="chart:line">
            <chart:data-point chart:repeated="5"/>
          </chart:series>
          <chart:series chart:attached-axis="primary-y" chart:style-name="ch14" chart:values-cell-range-address="Query_LowCard.B6:Query_LowCard.F6" chart:label-cell-address="Query_LowCard.A6:Query_LowCard.A6" chart:class="chart:line">
            <chart:data-point chart:repeated="5"/>
          </chart:series>
          <chart:series chart:attached-axis="primary-y" chart:style-name="ch15" chart:values-cell-range-address="Query_LowCard.B7:Query_LowCard.F7" chart:label-cell-address="Query_LowCard.A7:Query_LowCard.A7" chart:class="chart:line">
            <chart:data-point chart:repeated="5"/>
          </chart:series>
          <chart:series chart:attached-axis="primary-y" chart:style-name="ch16" chart:values-cell-range-address="Query_LowCard.B8:Query_LowCard.F8" chart:label-cell-address="Query_LowCard.A8:Query_LowCard.A8" chart:class="chart:line">
            <chart:data-point chart:repeated="5"/>
          </chart:series>
          <chart:series chart:attached-axis="primary-y" chart:style-name="ch17" chart:values-cell-range-address="Query_LowCard.B9:Query_LowCard.F9" chart:label-cell-address="Query_LowCard.A9:Query_LowCard.A9" chart:class="chart:line">
            <chart:data-point chart:repeated="5"/>
          </chart:series>
          <chart:series chart:attached-axis="primary-y" chart:style-name="ch18" chart:values-cell-range-address="Query_LowCard.B10:Query_LowCard.F10" chart:label-cell-address="Query_LowCard.A10:Query_LowCar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Query_LowCard.B1:Query_LowCard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LowCard.A2:Query_LowCard.A2</svg:desc>
                </draw:g>
              </table:table-cell>
              <table:table-cell office:value-type="float" office:value="0.0014749206">
                <text:p>0.0014749206</text:p>
                <draw:g>
                  <svg:desc>Query_LowCard.B2:Query_LowCard.F2</svg:desc>
                </draw:g>
              </table:table-cell>
              <table:table-cell office:value-type="float" office:value="0.0052533748">
                <text:p>0.0052533748</text:p>
              </table:table-cell>
              <table:table-cell office:value-type="float" office:value="0.0657317094">
                <text:p>0.0657317094</text:p>
              </table:table-cell>
              <table:table-cell office:value-type="float" office:value="0.9789828234">
                <text:p>0.9789828234</text:p>
              </table:table-cell>
              <table:table-cell office:value-type="float" office:value="12.6545184282">
                <text:p>12.6545184282</text:p>
              </table:table-cell>
            </table:table-row>
            <table:table-row>
              <table:table-cell office:value-type="string">
                <text:p>'BF-Trie4'</text:p>
                <draw:g>
                  <svg:desc>Query_LowCard.A3:Query_LowCard.A3</svg:desc>
                </draw:g>
              </table:table-cell>
              <table:table-cell office:value-type="float" office:value="0.0103467882">
                <text:p>0.0103467882</text:p>
                <draw:g>
                  <svg:desc>Query_LowCard.B3:Query_LowCard.F3</svg:desc>
                </draw:g>
              </table:table-cell>
              <table:table-cell office:value-type="float" office:value="0.050996448">
                <text:p>0.050996448</text:p>
              </table:table-cell>
              <table:table-cell office:value-type="float" office:value="0.6359193592">
                <text:p>0.6359193592</text:p>
              </table:table-cell>
              <table:table-cell office:value-type="float" office:value="7.7420886064">
                <text:p>7.7420886064</text:p>
              </table:table-cell>
              <table:table-cell office:value-type="float" office:value="72.4630276958">
                <text:p>72.4630276958</text:p>
              </table:table-cell>
            </table:table-row>
            <table:table-row>
              <table:table-cell office:value-type="string">
                <text:p>'BF-Trie8'</text:p>
                <draw:g>
                  <svg:desc>Query_LowCard.A4:Query_LowCard.A4</svg:desc>
                </draw:g>
              </table:table-cell>
              <table:table-cell office:value-type="float" office:value="0.005793281">
                <text:p>0.005793281</text:p>
                <draw:g>
                  <svg:desc>Query_LowCard.B4:Query_LowCard.F4</svg:desc>
                </draw:g>
              </table:table-cell>
              <table:table-cell office:value-type="float" office:value="0.0696410678">
                <text:p>0.0696410678</text:p>
              </table:table-cell>
              <table:table-cell office:value-type="float" office:value="0.6719020558">
                <text:p>0.6719020558</text:p>
              </table:table-cell>
              <table:table-cell office:value-type="float" office:value="8.8293403714">
                <text:p>8.8293403714</text:p>
              </table:table-cell>
              <table:table-cell office:value-type="float" office:value="69.4809831884">
                <text:p>69.4809831884</text:p>
              </table:table-cell>
            </table:table-row>
            <table:table-row>
              <table:table-cell office:value-type="string">
                <text:p>'Bloofi'</text:p>
                <draw:g>
                  <svg:desc>Query_LowCard.A5:Query_LowCard.A5</svg:desc>
                </draw:g>
              </table:table-cell>
              <table:table-cell office:value-type="float" office:value="0.003517354">
                <text:p>0.003517354</text:p>
                <draw:g>
                  <svg:desc>Query_LowCard.B5:Query_LowCard.F5</svg:desc>
                </draw:g>
              </table:table-cell>
              <table:table-cell office:value-type="float" office:value="0.011092143">
                <text:p>0.011092143</text:p>
              </table:table-cell>
              <table:table-cell office:value-type="float" office:value="0.1405980986">
                <text:p>0.1405980986</text:p>
              </table:table-cell>
              <table:table-cell office:value-type="float" office:value="2.5265092088">
                <text:p>2.5265092088</text:p>
              </table:table-cell>
              <table:table-cell office:value-type="float" office:value="34.8751562004">
                <text:p>34.8751562004</text:p>
              </table:table-cell>
            </table:table-row>
            <table:table-row>
              <table:table-cell office:value-type="string">
                <text:p>'FlatBloofi'</text:p>
                <draw:g>
                  <svg:desc>Query_LowCard.A6:Query_LowCard.A6</svg:desc>
                </draw:g>
              </table:table-cell>
              <table:table-cell office:value-type="float" office:value="0.0094756148">
                <text:p>0.0094756148</text:p>
                <draw:g>
                  <svg:desc>Query_LowCard.B6:Query_LowCard.F6</svg:desc>
                </draw:g>
              </table:table-cell>
              <table:table-cell office:value-type="float" office:value="0.0329615278">
                <text:p>0.0329615278</text:p>
              </table:table-cell>
              <table:table-cell office:value-type="float" office:value="0.3385795904">
                <text:p>0.3385795904</text:p>
              </table:table-cell>
              <table:table-cell office:value-type="float" office:value="5.3927094478">
                <text:p>5.3927094478</text:p>
              </table:table-cell>
              <table:table-cell office:value-type="float" office:value="61.1472892054">
                <text:p>61.1472892054</text:p>
              </table:table-cell>
            </table:table-row>
            <table:table-row>
              <table:table-cell office:value-type="string">
                <text:p>'Hamming'</text:p>
                <draw:g>
                  <svg:desc>Query_LowCard.A7:Query_LowCard.A7</svg:desc>
                </draw:g>
              </table:table-cell>
              <table:table-cell office:value-type="float" office:value="0.040656491">
                <text:p>0.040656491</text:p>
                <draw:g>
                  <svg:desc>Query_LowCard.B7:Query_LowCard.F7</svg:desc>
                </draw:g>
              </table:table-cell>
              <table:table-cell office:value-type="float" office:value="0.0644705856">
                <text:p>0.0644705856</text:p>
              </table:table-cell>
              <table:table-cell office:value-type="float" office:value="0.6015666398">
                <text:p>0.6015666398</text:p>
              </table:table-cell>
              <table:table-cell office:value-type="float" office:value="5.6930811964">
                <text:p>5.6930811964</text:p>
              </table:table-cell>
              <table:table-cell office:value-type="float" office:value="59.9659004942">
                <text:p>59.9659004942</text:p>
              </table:table-cell>
            </table:table-row>
            <table:table-row>
              <table:table-cell office:value-type="string">
                <text:p>'List'</text:p>
                <draw:g>
                  <svg:desc>Query_LowCard.A8:Query_LowCard.A8</svg:desc>
                </draw:g>
              </table:table-cell>
              <table:table-cell office:value-type="float" office:value="0.000695709">
                <text:p>0.000695709</text:p>
                <draw:g>
                  <svg:desc>Query_LowCard.B8:Query_LowCard.F8</svg:desc>
                </draw:g>
              </table:table-cell>
              <table:table-cell office:value-type="float" office:value="0.0090394002">
                <text:p>0.0090394002</text:p>
              </table:table-cell>
              <table:table-cell office:value-type="float" office:value="0.1041444376">
                <text:p>0.1041444376</text:p>
              </table:table-cell>
              <table:table-cell office:value-type="float" office:value="1.1172161674">
                <text:p>1.1172161674</text:p>
              </table:table-cell>
              <table:table-cell office:value-type="float" office:value="15.4634133482">
                <text:p>15.4634133482</text:p>
              </table:table-cell>
            </table:table-row>
            <table:table-row>
              <table:table-cell office:value-type="string">
                <text:p>'NaturalBloofi'</text:p>
                <draw:g>
                  <svg:desc>Query_LowCard.A9:Query_LowCard.A9</svg:desc>
                </draw:g>
              </table:table-cell>
              <table:table-cell office:value-type="float" office:value="0.2282577736">
                <text:p>0.2282577736</text:p>
                <draw:g>
                  <svg:desc>Query_LowCard.B9:Query_LowCard.F9</svg:desc>
                </draw:g>
              </table:table-cell>
              <table:table-cell office:value-type="float" office:value="0.2350347544">
                <text:p>0.2350347544</text:p>
              </table:table-cell>
              <table:table-cell office:value-type="float" office:value="0.5564963044">
                <text:p>0.5564963044</text:p>
              </table:table-cell>
              <table:table-cell office:value-type="float" office:value="6.2043944678">
                <text:p>6.204394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Query_LowCard.A10:Query_LowCard.A10</svg:desc>
                </draw:g>
              </table:table-cell>
              <table:table-cell office:value-type="float" office:value="0.2247018666">
                <text:p>0.2247018666</text:p>
                <draw:g>
                  <svg:desc>Query_LowCard.B10:Query_LowCard.F10</svg:desc>
                </draw:g>
              </table:table-cell>
              <table:table-cell office:value-type="float" office:value="0.2310887008">
                <text:p>0.2310887008</text:p>
              </table:table-cell>
              <table:table-cell office:value-type="float" office:value="0.5058032078">
                <text:p>0.5058032078</text:p>
              </table:table-cell>
              <table:table-cell office:value-type="float" office:value="3.98349029">
                <text:p>3.983490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Delete_Complete.A1:Delete_Complete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Delete_Complete.B1:Delete_Complete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Complete.B2:Delete_Complete.F2" chart:label-cell-address="Delete_Complete.A2:Delete_Complete.A2" chart:class="chart:line">
            <chart:data-point chart:repeated="5"/>
          </chart:series>
          <chart:series chart:attached-axis="primary-y" chart:style-name="ch11" chart:values-cell-range-address="Delete_Complete.B3:Delete_Complete.F3" chart:label-cell-address="Delete_Complete.A3:Delete_Complete.A3" chart:class="chart:line">
            <chart:data-point chart:repeated="5"/>
          </chart:series>
          <chart:series chart:attached-axis="primary-y" chart:style-name="ch12" chart:values-cell-range-address="Delete_Complete.B4:Delete_Complete.F4" chart:label-cell-address="Delete_Complete.A4:Delete_Complete.A4" chart:class="chart:line">
            <chart:data-point chart:repeated="5"/>
          </chart:series>
          <chart:series chart:attached-axis="primary-y" chart:style-name="ch13" chart:values-cell-range-address="Delete_Complete.B5:Delete_Complete.F5" chart:label-cell-address="Delete_Complete.A5:Delete_Complete.A5" chart:class="chart:line">
            <chart:data-point chart:repeated="5"/>
          </chart:series>
          <chart:series chart:attached-axis="primary-y" chart:style-name="ch14" chart:values-cell-range-address="Delete_Complete.B6:Delete_Complete.F6" chart:label-cell-address="Delete_Complete.A6:Delete_Complete.A6" chart:class="chart:line">
            <chart:data-point chart:repeated="5"/>
          </chart:series>
          <chart:series chart:attached-axis="primary-y" chart:style-name="ch15" chart:values-cell-range-address="Delete_Complete.B7:Delete_Complete.F7" chart:label-cell-address="Delete_Complete.A7:Delete_Complete.A7" chart:class="chart:line">
            <chart:data-point chart:repeated="5"/>
          </chart:series>
          <chart:series chart:attached-axis="primary-y" chart:style-name="ch16" chart:values-cell-range-address="Delete_Complete.B8:Delete_Complete.F8" chart:label-cell-address="Delete_Complete.A8:Delete_Complete.A8" chart:class="chart:line">
            <chart:data-point chart:repeated="5"/>
          </chart:series>
          <chart:series chart:attached-axis="primary-y" chart:style-name="ch17" chart:values-cell-range-address="Delete_Complete.B9:Delete_Complete.F9" chart:label-cell-address="Delete_Complete.A9:Delete_Complete.A9" chart:class="chart:line">
            <chart:data-point chart:repeated="5"/>
          </chart:series>
          <chart:series chart:attached-axis="primary-y" chart:style-name="ch18" chart:values-cell-range-address="Delete_Complete.B10:Delete_Complete.F10" chart:label-cell-address="Delete_Complete.A10:Delete_Complete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Delete_Complete.B1:Delete_Complete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Complete.A2:Delete_Complete.A2</svg:desc>
                </draw:g>
              </table:table-cell>
              <table:table-cell office:value-type="float" office:value="0.008476115">
                <text:p>0.008476115</text:p>
                <draw:g>
                  <svg:desc>Delete_Complete.B2:Delete_Complete.F2</svg:desc>
                </draw:g>
              </table:table-cell>
              <table:table-cell office:value-type="float" office:value="0.0228164172">
                <text:p>0.0228164172</text:p>
              </table:table-cell>
              <table:table-cell office:value-type="float" office:value="0.1686509356">
                <text:p>0.1686509356</text:p>
              </table:table-cell>
              <table:table-cell office:value-type="float" office:value="1.274792254">
                <text:p>1.274792254</text:p>
              </table:table-cell>
              <table:table-cell office:value-type="float" office:value="1.609729104">
                <text:p>1.609729104</text:p>
              </table:table-cell>
            </table:table-row>
            <table:table-row>
              <table:table-cell office:value-type="string">
                <text:p>'BF-Trie4'</text:p>
                <draw:g>
                  <svg:desc>Delete_Complete.A3:Delete_Complete.A3</svg:desc>
                </draw:g>
              </table:table-cell>
              <table:table-cell office:value-type="float" office:value="0.0004066318">
                <text:p>0.0004066318</text:p>
                <draw:g>
                  <svg:desc>Delete_Complete.B3:Delete_Complete.F3</svg:desc>
                </draw:g>
              </table:table-cell>
              <table:table-cell office:value-type="float" office:value="0.0006118552">
                <text:p>0.0006118552</text:p>
              </table:table-cell>
              <table:table-cell office:value-type="float" office:value="0.0003991086">
                <text:p>0.0003991086</text:p>
              </table:table-cell>
              <table:table-cell office:value-type="float" office:value="0.000366523">
                <text:p>0.000366523</text:p>
              </table:table-cell>
              <table:table-cell office:value-type="float" office:value="0.0012446822">
                <text:p>0.0012446822</text:p>
              </table:table-cell>
            </table:table-row>
            <table:table-row>
              <table:table-cell office:value-type="string">
                <text:p>'BF-Trie8'</text:p>
                <draw:g>
                  <svg:desc>Delete_Complete.A4:Delete_Complete.A4</svg:desc>
                </draw:g>
              </table:table-cell>
              <table:table-cell office:value-type="float" office:value="0.000393558">
                <text:p>0.000393558</text:p>
                <draw:g>
                  <svg:desc>Delete_Complete.B4:Delete_Complete.F4</svg:desc>
                </draw:g>
              </table:table-cell>
              <table:table-cell office:value-type="float" office:value="0.0002348224">
                <text:p>0.0002348224</text:p>
              </table:table-cell>
              <table:table-cell office:value-type="float" office:value="0.000952478">
                <text:p>0.000952478</text:p>
              </table:table-cell>
              <table:table-cell office:value-type="float" office:value="0.0007410388">
                <text:p>0.0007410388</text:p>
              </table:table-cell>
              <table:table-cell office:value-type="float" office:value="0.001217367">
                <text:p>0.001217367</text:p>
              </table:table-cell>
            </table:table-row>
            <table:table-row>
              <table:table-cell office:value-type="string">
                <text:p>'Bloofi'</text:p>
                <draw:g>
                  <svg:desc>Delete_Complete.A5:Delete_Complete.A5</svg:desc>
                </draw:g>
              </table:table-cell>
              <table:table-cell office:value-type="float" office:value="0.0081219646">
                <text:p>0.0081219646</text:p>
                <draw:g>
                  <svg:desc>Delete_Complete.B5:Delete_Complete.F5</svg:desc>
                </draw:g>
              </table:table-cell>
              <table:table-cell office:value-type="float" office:value="0.0185994564">
                <text:p>0.0185994564</text:p>
              </table:table-cell>
              <table:table-cell office:value-type="float" office:value="0.149102372">
                <text:p>0.149102372</text:p>
              </table:table-cell>
              <table:table-cell office:value-type="float" office:value="1.6221174672">
                <text:p>1.6221174672</text:p>
              </table:table-cell>
              <table:table-cell office:value-type="float" office:value="2.762810496">
                <text:p>2.762810496</text:p>
              </table:table-cell>
            </table:table-row>
            <table:table-row>
              <table:table-cell office:value-type="string">
                <text:p>'FlatBloofi'</text:p>
                <draw:g>
                  <svg:desc>Delete_Complete.A6:Delete_Complete.A6</svg:desc>
                </draw:g>
              </table:table-cell>
              <table:table-cell office:value-type="float" office:value="0.0008374956">
                <text:p>0.0008374956</text:p>
                <draw:g>
                  <svg:desc>Delete_Complete.B6:Delete_Complete.F6</svg:desc>
                </draw:g>
              </table:table-cell>
              <table:table-cell office:value-type="float" office:value="0.0035493302">
                <text:p>0.0035493302</text:p>
              </table:table-cell>
              <table:table-cell office:value-type="float" office:value="0.0047094224">
                <text:p>0.0047094224</text:p>
              </table:table-cell>
              <table:table-cell office:value-type="float" office:value="0.0380718008">
                <text:p>0.0380718008</text:p>
              </table:table-cell>
              <table:table-cell office:value-type="float" office:value="0.523233677">
                <text:p>0.523233677</text:p>
              </table:table-cell>
            </table:table-row>
            <table:table-row>
              <table:table-cell office:value-type="string">
                <text:p>'Hamming'</text:p>
                <draw:g>
                  <svg:desc>Delete_Complete.A7:Delete_Complete.A7</svg:desc>
                </draw:g>
              </table:table-cell>
              <table:table-cell office:value-type="float" office:value="0.0022421234">
                <text:p>0.0022421234</text:p>
                <draw:g>
                  <svg:desc>Delete_Complete.B7:Delete_Complete.F7</svg:desc>
                </draw:g>
              </table:table-cell>
              <table:table-cell office:value-type="float" office:value="0.0022151764">
                <text:p>0.0022151764</text:p>
              </table:table-cell>
              <table:table-cell office:value-type="float" office:value="0.0020953098">
                <text:p>0.0020953098</text:p>
              </table:table-cell>
              <table:table-cell office:value-type="float" office:value="0.0022187356">
                <text:p>0.0022187356</text:p>
              </table:table-cell>
              <table:table-cell office:value-type="float" office:value="0.0042834236">
                <text:p>0.0042834236</text:p>
              </table:table-cell>
            </table:table-row>
            <table:table-row>
              <table:table-cell office:value-type="string">
                <text:p>'List'</text:p>
                <draw:g>
                  <svg:desc>Delete_Complete.A8:Delete_Complete.A8</svg:desc>
                </draw:g>
              </table:table-cell>
              <table:table-cell office:value-type="float" office:value="0.006357346">
                <text:p>0.006357346</text:p>
                <draw:g>
                  <svg:desc>Delete_Complete.B8:Delete_Complete.F8</svg:desc>
                </draw:g>
              </table:table-cell>
              <table:table-cell office:value-type="float" office:value="0.0246245562">
                <text:p>0.0246245562</text:p>
              </table:table-cell>
              <table:table-cell office:value-type="float" office:value="0.1728297896">
                <text:p>0.1728297896</text:p>
              </table:table-cell>
              <table:table-cell office:value-type="float" office:value="1.6107395338">
                <text:p>1.6107395338</text:p>
              </table:table-cell>
              <table:table-cell office:value-type="float" office:value="15.2580564004">
                <text:p>15.2580564004</text:p>
              </table:table-cell>
            </table:table-row>
            <table:table-row>
              <table:table-cell office:value-type="string">
                <text:p>'NaturalBloofi'</text:p>
                <draw:g>
                  <svg:desc>Delete_Complete.A9:Delete_Complete.A9</svg:desc>
                </draw:g>
              </table:table-cell>
              <table:table-cell office:value-type="float" office:value="0.563249485">
                <text:p>0.563249485</text:p>
                <draw:g>
                  <svg:desc>Delete_Complete.B9:Delete_Complete.F9</svg:desc>
                </draw:g>
              </table:table-cell>
              <table:table-cell office:value-type="float" office:value="0.589786826">
                <text:p>0.589786826</text:p>
              </table:table-cell>
              <table:table-cell office:value-type="float" office:value="0.7028060122">
                <text:p>0.7028060122</text:p>
              </table:table-cell>
              <table:table-cell office:value-type="float" office:value="2.0102721964">
                <text:p>2.0102721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Delete_Complete.A10:Delete_Complete.A10</svg:desc>
                </draw:g>
              </table:table-cell>
              <table:table-cell office:value-type="float" office:value="0.5621495102">
                <text:p>0.5621495102</text:p>
                <draw:g>
                  <svg:desc>Delete_Complete.B10:Delete_Complete.F10</svg:desc>
                </draw:g>
              </table:table-cell>
              <table:table-cell office:value-type="float" office:value="0.5490870928">
                <text:p>0.5490870928</text:p>
              </table:table-cell>
              <table:table-cell office:value-type="float" office:value="1.0151952654">
                <text:p>1.0151952654</text:p>
              </table:table-cell>
              <table:table-cell office:value-type="float" office:value="6.2840504938">
                <text:p>6.28405049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Delete_HighCard.A1:Delete_HighCard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Delete_HighCard.B1:Delete_High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HighCard.B2:Delete_HighCard.F2" chart:label-cell-address="Delete_HighCard.A2:Delete_HighCard.A2" chart:class="chart:line">
            <chart:data-point chart:repeated="5"/>
          </chart:series>
          <chart:series chart:attached-axis="primary-y" chart:style-name="ch11" chart:values-cell-range-address="Delete_HighCard.B3:Delete_HighCard.F3" chart:label-cell-address="Delete_HighCard.A3:Delete_HighCard.A3" chart:class="chart:line">
            <chart:data-point chart:repeated="5"/>
          </chart:series>
          <chart:series chart:attached-axis="primary-y" chart:style-name="ch12" chart:values-cell-range-address="Delete_HighCard.B4:Delete_HighCard.F4" chart:label-cell-address="Delete_HighCard.A4:Delete_HighCard.A4" chart:class="chart:line">
            <chart:data-point chart:repeated="5"/>
          </chart:series>
          <chart:series chart:attached-axis="primary-y" chart:style-name="ch13" chart:values-cell-range-address="Delete_HighCard.B5:Delete_HighCard.F5" chart:label-cell-address="Delete_HighCard.A5:Delete_HighCard.A5" chart:class="chart:line">
            <chart:data-point chart:repeated="5"/>
          </chart:series>
          <chart:series chart:attached-axis="primary-y" chart:style-name="ch14" chart:values-cell-range-address="Delete_HighCard.B6:Delete_HighCard.F6" chart:label-cell-address="Delete_HighCard.A6:Delete_HighCard.A6" chart:class="chart:line">
            <chart:data-point chart:repeated="5"/>
          </chart:series>
          <chart:series chart:attached-axis="primary-y" chart:style-name="ch15" chart:values-cell-range-address="Delete_HighCard.B7:Delete_HighCard.F7" chart:label-cell-address="Delete_HighCard.A7:Delete_HighCard.A7" chart:class="chart:line">
            <chart:data-point chart:repeated="5"/>
          </chart:series>
          <chart:series chart:attached-axis="primary-y" chart:style-name="ch16" chart:values-cell-range-address="Delete_HighCard.B8:Delete_HighCard.F8" chart:label-cell-address="Delete_HighCard.A8:Delete_HighCard.A8" chart:class="chart:line">
            <chart:data-point chart:repeated="5"/>
          </chart:series>
          <chart:series chart:attached-axis="primary-y" chart:style-name="ch17" chart:values-cell-range-address="Delete_HighCard.B9:Delete_HighCard.F9" chart:label-cell-address="Delete_HighCard.A9:Delete_HighCard.A9" chart:class="chart:line">
            <chart:data-point chart:repeated="5"/>
          </chart:series>
          <chart:series chart:attached-axis="primary-y" chart:style-name="ch18" chart:values-cell-range-address="Delete_HighCard.B10:Delete_HighCard.F10" chart:label-cell-address="Delete_HighCard.A10:Delete_HighCar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Delete_HighCard.B1:Delete_HighCard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HighCard.A2:Delete_HighCard.A2</svg:desc>
                </draw:g>
              </table:table-cell>
              <table:table-cell office:value-type="float" office:value="0.0036406282">
                <text:p>0.0036406282</text:p>
                <draw:g>
                  <svg:desc>Delete_HighCard.B2:Delete_HighCard.F2</svg:desc>
                </draw:g>
              </table:table-cell>
              <table:table-cell office:value-type="float" office:value="0.011992277">
                <text:p>0.011992277</text:p>
              </table:table-cell>
              <table:table-cell office:value-type="float" office:value="0.1792458622">
                <text:p>0.1792458622</text:p>
              </table:table-cell>
              <table:table-cell office:value-type="float" office:value="1.4096418166">
                <text:p>1.4096418166</text:p>
              </table:table-cell>
              <table:table-cell office:value-type="float" office:value="16.1752403622">
                <text:p>16.1752403622</text:p>
              </table:table-cell>
            </table:table-row>
            <table:table-row>
              <table:table-cell office:value-type="string">
                <text:p>'BF-Trie4'</text:p>
                <draw:g>
                  <svg:desc>Delete_HighCard.A3:Delete_HighCard.A3</svg:desc>
                </draw:g>
              </table:table-cell>
              <table:table-cell office:value-type="float" office:value="0.0002379658">
                <text:p>0.0002379658</text:p>
                <draw:g>
                  <svg:desc>Delete_HighCard.B3:Delete_HighCard.F3</svg:desc>
                </draw:g>
              </table:table-cell>
              <table:table-cell office:value-type="float" office:value="0.0003242046">
                <text:p>0.0003242046</text:p>
              </table:table-cell>
              <table:table-cell office:value-type="float" office:value="0.0002186126">
                <text:p>0.0002186126</text:p>
              </table:table-cell>
              <table:table-cell office:value-type="float" office:value="0.0001502072">
                <text:p>0.0001502072</text:p>
              </table:table-cell>
              <table:table-cell office:value-type="float" office:value="0.000230979">
                <text:p>0.000230979</text:p>
              </table:table-cell>
            </table:table-row>
            <table:table-row>
              <table:table-cell office:value-type="string">
                <text:p>'BF-Trie8'</text:p>
                <draw:g>
                  <svg:desc>Delete_HighCard.A4:Delete_HighCard.A4</svg:desc>
                </draw:g>
              </table:table-cell>
              <table:table-cell office:value-type="float" office:value="0.0001958932">
                <text:p>0.0001958932</text:p>
                <draw:g>
                  <svg:desc>Delete_HighCard.B4:Delete_HighCard.F4</svg:desc>
                </draw:g>
              </table:table-cell>
              <table:table-cell office:value-type="float" office:value="0.0001827948">
                <text:p>0.0001827948</text:p>
              </table:table-cell>
              <table:table-cell office:value-type="float" office:value="0.0001639496">
                <text:p>0.0001639496</text:p>
              </table:table-cell>
              <table:table-cell office:value-type="float" office:value="0.0001520798">
                <text:p>0.0001520798</text:p>
              </table:table-cell>
              <table:table-cell office:value-type="float" office:value="0.0001330084">
                <text:p>0.0001330084</text:p>
              </table:table-cell>
            </table:table-row>
            <table:table-row>
              <table:table-cell office:value-type="string">
                <text:p>'Bloofi'</text:p>
                <draw:g>
                  <svg:desc>Delete_HighCard.A5:Delete_HighCard.A5</svg:desc>
                </draw:g>
              </table:table-cell>
              <table:table-cell office:value-type="float" office:value="0.0130936766">
                <text:p>0.0130936766</text:p>
                <draw:g>
                  <svg:desc>Delete_HighCard.B5:Delete_HighCard.F5</svg:desc>
                </draw:g>
              </table:table-cell>
              <table:table-cell office:value-type="float" office:value="0.0330772946">
                <text:p>0.0330772946</text:p>
              </table:table-cell>
              <table:table-cell office:value-type="float" office:value="0.2655121336">
                <text:p>0.2655121336</text:p>
              </table:table-cell>
              <table:table-cell office:value-type="float" office:value="4.6371546706">
                <text:p>4.6371546706</text:p>
              </table:table-cell>
              <table:table-cell office:value-type="float" office:value="39.080022347">
                <text:p>39.080022347</text:p>
              </table:table-cell>
            </table:table-row>
            <table:table-row>
              <table:table-cell office:value-type="string">
                <text:p>'FlatBloofi'</text:p>
                <draw:g>
                  <svg:desc>Delete_HighCard.A6:Delete_HighCard.A6</svg:desc>
                </draw:g>
              </table:table-cell>
              <table:table-cell office:value-type="float" office:value="0.0004337488">
                <text:p>0.0004337488</text:p>
                <draw:g>
                  <svg:desc>Delete_HighCard.B6:Delete_HighCard.F6</svg:desc>
                </draw:g>
              </table:table-cell>
              <table:table-cell office:value-type="float" office:value="0.003507004">
                <text:p>0.003507004</text:p>
              </table:table-cell>
              <table:table-cell office:value-type="float" office:value="0.004013356">
                <text:p>0.004013356</text:p>
              </table:table-cell>
              <table:table-cell office:value-type="float" office:value="0.0250677108">
                <text:p>0.0250677108</text:p>
              </table:table-cell>
              <table:table-cell office:value-type="float" office:value="0.4334836842">
                <text:p>0.4334836842</text:p>
              </table:table-cell>
            </table:table-row>
            <table:table-row>
              <table:table-cell office:value-type="string">
                <text:p>'Hamming'</text:p>
                <draw:g>
                  <svg:desc>Delete_HighCard.A7:Delete_HighCard.A7</svg:desc>
                </draw:g>
              </table:table-cell>
              <table:table-cell office:value-type="float" office:value="0.000630835">
                <text:p>0.000630835</text:p>
                <draw:g>
                  <svg:desc>Delete_HighCard.B7:Delete_HighCard.F7</svg:desc>
                </draw:g>
              </table:table-cell>
              <table:table-cell office:value-type="float" office:value="0.0010827738">
                <text:p>0.0010827738</text:p>
              </table:table-cell>
              <table:table-cell office:value-type="float" office:value="0.0012880818">
                <text:p>0.0012880818</text:p>
              </table:table-cell>
              <table:table-cell office:value-type="float" office:value="0.0007136316">
                <text:p>0.0007136316</text:p>
              </table:table-cell>
              <table:table-cell office:value-type="float" office:value="0.0009877856">
                <text:p>0.0009877856</text:p>
              </table:table-cell>
            </table:table-row>
            <table:table-row>
              <table:table-cell office:value-type="string">
                <text:p>'List'</text:p>
                <draw:g>
                  <svg:desc>Delete_HighCard.A8:Delete_HighCard.A8</svg:desc>
                </draw:g>
              </table:table-cell>
              <table:table-cell office:value-type="float" office:value="0.0063775576">
                <text:p>0.0063775576</text:p>
                <draw:g>
                  <svg:desc>Delete_HighCard.B8:Delete_HighCard.F8</svg:desc>
                </draw:g>
              </table:table-cell>
              <table:table-cell office:value-type="float" office:value="0.0205015638">
                <text:p>0.0205015638</text:p>
              </table:table-cell>
              <table:table-cell office:value-type="float" office:value="0.1510710734">
                <text:p>0.1510710734</text:p>
              </table:table-cell>
              <table:table-cell office:value-type="float" office:value="1.5110972628">
                <text:p>1.5110972628</text:p>
              </table:table-cell>
              <table:table-cell office:value-type="float" office:value="19.6797270356">
                <text:p>19.6797270356</text:p>
              </table:table-cell>
            </table:table-row>
            <table:table-row>
              <table:table-cell office:value-type="string">
                <text:p>'NaturalBloofi'</text:p>
                <draw:g>
                  <svg:desc>Delete_HighCard.A9:Delete_HighCard.A9</svg:desc>
                </draw:g>
              </table:table-cell>
              <table:table-cell office:value-type="float" office:value="0.4969418724">
                <text:p>0.4969418724</text:p>
                <draw:g>
                  <svg:desc>Delete_HighCard.B9:Delete_HighCard.F9</svg:desc>
                </draw:g>
              </table:table-cell>
              <table:table-cell office:value-type="float" office:value="0.249945337">
                <text:p>0.249945337</text:p>
              </table:table-cell>
              <table:table-cell office:value-type="float" office:value="0.5394323068">
                <text:p>0.5394323068</text:p>
              </table:table-cell>
              <table:table-cell office:value-type="float" office:value="3.600492059">
                <text:p>3.600492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Delete_HighCard.A10:Delete_HighCard.A10</svg:desc>
                </draw:g>
              </table:table-cell>
              <table:table-cell office:value-type="float" office:value="0.2832767464">
                <text:p>0.2832767464</text:p>
                <draw:g>
                  <svg:desc>Delete_HighCard.B10:Delete_HighCard.F10</svg:desc>
                </draw:g>
              </table:table-cell>
              <table:table-cell office:value-type="float" office:value="0.2289260874">
                <text:p>0.2289260874</text:p>
              </table:table-cell>
              <table:table-cell office:value-type="float" office:value="0.8764404644">
                <text:p>0.8764404644</text:p>
              </table:table-cell>
              <table:table-cell office:value-type="float" office:value="4.4545087586">
                <text:p>4.45450875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Delete_LowCard.A1:Delete_LowCard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Delete_LowCard.B1:Delete_Low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LowCard.B2:Delete_LowCard.F2" chart:label-cell-address="Delete_LowCard.A2:Delete_LowCard.A2" chart:class="chart:line">
            <chart:data-point chart:repeated="5"/>
          </chart:series>
          <chart:series chart:attached-axis="primary-y" chart:style-name="ch11" chart:values-cell-range-address="Delete_LowCard.B3:Delete_LowCard.F3" chart:label-cell-address="Delete_LowCard.A3:Delete_LowCard.A3" chart:class="chart:line">
            <chart:data-point chart:repeated="5"/>
          </chart:series>
          <chart:series chart:attached-axis="primary-y" chart:style-name="ch12" chart:values-cell-range-address="Delete_LowCard.B4:Delete_LowCard.F4" chart:label-cell-address="Delete_LowCard.A4:Delete_LowCard.A4" chart:class="chart:line">
            <chart:data-point chart:repeated="5"/>
          </chart:series>
          <chart:series chart:attached-axis="primary-y" chart:style-name="ch13" chart:values-cell-range-address="Delete_LowCard.B5:Delete_LowCard.F5" chart:label-cell-address="Delete_LowCard.A5:Delete_LowCard.A5" chart:class="chart:line">
            <chart:data-point chart:repeated="5"/>
          </chart:series>
          <chart:series chart:attached-axis="primary-y" chart:style-name="ch14" chart:values-cell-range-address="Delete_LowCard.B6:Delete_LowCard.F6" chart:label-cell-address="Delete_LowCard.A6:Delete_LowCard.A6" chart:class="chart:line">
            <chart:data-point chart:repeated="5"/>
          </chart:series>
          <chart:series chart:attached-axis="primary-y" chart:style-name="ch15" chart:values-cell-range-address="Delete_LowCard.B7:Delete_LowCard.F7" chart:label-cell-address="Delete_LowCard.A7:Delete_LowCard.A7" chart:class="chart:line">
            <chart:data-point chart:repeated="5"/>
          </chart:series>
          <chart:series chart:attached-axis="primary-y" chart:style-name="ch16" chart:values-cell-range-address="Delete_LowCard.B8:Delete_LowCard.F8" chart:label-cell-address="Delete_LowCard.A8:Delete_LowCard.A8" chart:class="chart:line">
            <chart:data-point chart:repeated="5"/>
          </chart:series>
          <chart:series chart:attached-axis="primary-y" chart:style-name="ch17" chart:values-cell-range-address="Delete_LowCard.B9:Delete_LowCard.F9" chart:label-cell-address="Delete_LowCard.A9:Delete_LowCard.A9" chart:class="chart:line">
            <chart:data-point chart:repeated="5"/>
          </chart:series>
          <chart:series chart:attached-axis="primary-y" chart:style-name="ch18" chart:values-cell-range-address="Delete_LowCard.B10:Delete_LowCard.F10" chart:label-cell-address="Delete_LowCard.A10:Delete_LowCar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Delete_LowCard.B1:Delete_LowCard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LowCard.A2:Delete_LowCard.A2</svg:desc>
                </draw:g>
              </table:table-cell>
              <table:table-cell office:value-type="float" office:value="0.0036406282">
                <text:p>0.0036406282</text:p>
                <draw:g>
                  <svg:desc>Delete_LowCard.B2:Delete_LowCard.F2</svg:desc>
                </draw:g>
              </table:table-cell>
              <table:table-cell office:value-type="float" office:value="0.011992277">
                <text:p>0.011992277</text:p>
              </table:table-cell>
              <table:table-cell office:value-type="float" office:value="0.1792458622">
                <text:p>0.1792458622</text:p>
              </table:table-cell>
              <table:table-cell office:value-type="float" office:value="1.4096418166">
                <text:p>1.4096418166</text:p>
              </table:table-cell>
              <table:table-cell office:value-type="float" office:value="16.1752403622">
                <text:p>16.1752403622</text:p>
              </table:table-cell>
            </table:table-row>
            <table:table-row>
              <table:table-cell office:value-type="string">
                <text:p>'BF-Trie4'</text:p>
                <draw:g>
                  <svg:desc>Delete_LowCard.A3:Delete_LowCard.A3</svg:desc>
                </draw:g>
              </table:table-cell>
              <table:table-cell office:value-type="float" office:value="0.0002379658">
                <text:p>0.0002379658</text:p>
                <draw:g>
                  <svg:desc>Delete_LowCard.B3:Delete_LowCard.F3</svg:desc>
                </draw:g>
              </table:table-cell>
              <table:table-cell office:value-type="float" office:value="0.0003242046">
                <text:p>0.0003242046</text:p>
              </table:table-cell>
              <table:table-cell office:value-type="float" office:value="0.0002186126">
                <text:p>0.0002186126</text:p>
              </table:table-cell>
              <table:table-cell office:value-type="float" office:value="0.0001502072">
                <text:p>0.0001502072</text:p>
              </table:table-cell>
              <table:table-cell office:value-type="float" office:value="0.000230979">
                <text:p>0.000230979</text:p>
              </table:table-cell>
            </table:table-row>
            <table:table-row>
              <table:table-cell office:value-type="string">
                <text:p>'BF-Trie8'</text:p>
                <draw:g>
                  <svg:desc>Delete_LowCard.A4:Delete_LowCard.A4</svg:desc>
                </draw:g>
              </table:table-cell>
              <table:table-cell office:value-type="float" office:value="0.0001958932">
                <text:p>0.0001958932</text:p>
                <draw:g>
                  <svg:desc>Delete_LowCard.B4:Delete_LowCard.F4</svg:desc>
                </draw:g>
              </table:table-cell>
              <table:table-cell office:value-type="float" office:value="0.0001827948">
                <text:p>0.0001827948</text:p>
              </table:table-cell>
              <table:table-cell office:value-type="float" office:value="0.0001639496">
                <text:p>0.0001639496</text:p>
              </table:table-cell>
              <table:table-cell office:value-type="float" office:value="0.0001520798">
                <text:p>0.0001520798</text:p>
              </table:table-cell>
              <table:table-cell office:value-type="float" office:value="0.0001330084">
                <text:p>0.0001330084</text:p>
              </table:table-cell>
            </table:table-row>
            <table:table-row>
              <table:table-cell office:value-type="string">
                <text:p>'Bloofi'</text:p>
                <draw:g>
                  <svg:desc>Delete_LowCard.A5:Delete_LowCard.A5</svg:desc>
                </draw:g>
              </table:table-cell>
              <table:table-cell office:value-type="float" office:value="0.0130936766">
                <text:p>0.0130936766</text:p>
                <draw:g>
                  <svg:desc>Delete_LowCard.B5:Delete_LowCard.F5</svg:desc>
                </draw:g>
              </table:table-cell>
              <table:table-cell office:value-type="float" office:value="0.0330772946">
                <text:p>0.0330772946</text:p>
              </table:table-cell>
              <table:table-cell office:value-type="float" office:value="0.2655121336">
                <text:p>0.2655121336</text:p>
              </table:table-cell>
              <table:table-cell office:value-type="float" office:value="4.6371546706">
                <text:p>4.6371546706</text:p>
              </table:table-cell>
              <table:table-cell office:value-type="float" office:value="39.080022347">
                <text:p>39.080022347</text:p>
              </table:table-cell>
            </table:table-row>
            <table:table-row>
              <table:table-cell office:value-type="string">
                <text:p>'FlatBloofi'</text:p>
                <draw:g>
                  <svg:desc>Delete_LowCard.A6:Delete_LowCard.A6</svg:desc>
                </draw:g>
              </table:table-cell>
              <table:table-cell office:value-type="float" office:value="0.0004337488">
                <text:p>0.0004337488</text:p>
                <draw:g>
                  <svg:desc>Delete_LowCard.B6:Delete_LowCard.F6</svg:desc>
                </draw:g>
              </table:table-cell>
              <table:table-cell office:value-type="float" office:value="0.003507004">
                <text:p>0.003507004</text:p>
              </table:table-cell>
              <table:table-cell office:value-type="float" office:value="0.004013356">
                <text:p>0.004013356</text:p>
              </table:table-cell>
              <table:table-cell office:value-type="float" office:value="0.0250677108">
                <text:p>0.0250677108</text:p>
              </table:table-cell>
              <table:table-cell office:value-type="float" office:value="0.4334836842">
                <text:p>0.4334836842</text:p>
              </table:table-cell>
            </table:table-row>
            <table:table-row>
              <table:table-cell office:value-type="string">
                <text:p>'Hamming'</text:p>
                <draw:g>
                  <svg:desc>Delete_LowCard.A7:Delete_LowCard.A7</svg:desc>
                </draw:g>
              </table:table-cell>
              <table:table-cell office:value-type="float" office:value="0.000630835">
                <text:p>0.000630835</text:p>
                <draw:g>
                  <svg:desc>Delete_LowCard.B7:Delete_LowCard.F7</svg:desc>
                </draw:g>
              </table:table-cell>
              <table:table-cell office:value-type="float" office:value="0.0010827738">
                <text:p>0.0010827738</text:p>
              </table:table-cell>
              <table:table-cell office:value-type="float" office:value="0.0012880818">
                <text:p>0.0012880818</text:p>
              </table:table-cell>
              <table:table-cell office:value-type="float" office:value="0.0007136316">
                <text:p>0.0007136316</text:p>
              </table:table-cell>
              <table:table-cell office:value-type="float" office:value="0.0009877856">
                <text:p>0.0009877856</text:p>
              </table:table-cell>
            </table:table-row>
            <table:table-row>
              <table:table-cell office:value-type="string">
                <text:p>'List'</text:p>
                <draw:g>
                  <svg:desc>Delete_LowCard.A8:Delete_LowCard.A8</svg:desc>
                </draw:g>
              </table:table-cell>
              <table:table-cell office:value-type="float" office:value="0.0063775576">
                <text:p>0.0063775576</text:p>
                <draw:g>
                  <svg:desc>Delete_LowCard.B8:Delete_LowCard.F8</svg:desc>
                </draw:g>
              </table:table-cell>
              <table:table-cell office:value-type="float" office:value="0.0205015638">
                <text:p>0.0205015638</text:p>
              </table:table-cell>
              <table:table-cell office:value-type="float" office:value="0.1510710734">
                <text:p>0.1510710734</text:p>
              </table:table-cell>
              <table:table-cell office:value-type="float" office:value="1.5110972628">
                <text:p>1.5110972628</text:p>
              </table:table-cell>
              <table:table-cell office:value-type="float" office:value="19.6797270356">
                <text:p>19.6797270356</text:p>
              </table:table-cell>
            </table:table-row>
            <table:table-row>
              <table:table-cell office:value-type="string">
                <text:p>'NaturalBloofi'</text:p>
                <draw:g>
                  <svg:desc>Delete_LowCard.A9:Delete_LowCard.A9</svg:desc>
                </draw:g>
              </table:table-cell>
              <table:table-cell office:value-type="float" office:value="0.4969418724">
                <text:p>0.4969418724</text:p>
                <draw:g>
                  <svg:desc>Delete_LowCard.B9:Delete_LowCard.F9</svg:desc>
                </draw:g>
              </table:table-cell>
              <table:table-cell office:value-type="float" office:value="0.249945337">
                <text:p>0.249945337</text:p>
              </table:table-cell>
              <table:table-cell office:value-type="float" office:value="0.5394323068">
                <text:p>0.5394323068</text:p>
              </table:table-cell>
              <table:table-cell office:value-type="float" office:value="3.600492059">
                <text:p>3.600492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Delete_LowCard.A10:Delete_LowCard.A10</svg:desc>
                </draw:g>
              </table:table-cell>
              <table:table-cell office:value-type="float" office:value="0.2832767464">
                <text:p>0.2832767464</text:p>
                <draw:g>
                  <svg:desc>Delete_LowCard.B10:Delete_LowCard.F10</svg:desc>
                </draw:g>
              </table:table-cell>
              <table:table-cell office:value-type="float" office:value="0.2289260874">
                <text:p>0.2289260874</text:p>
              </table:table-cell>
              <table:table-cell office:value-type="float" office:value="0.8764404644">
                <text:p>0.8764404644</text:p>
              </table:table-cell>
              <table:table-cell office:value-type="float" office:value="4.4545087586">
                <text:p>4.45450875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